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5B000004A8D2094553.wmf"/>
  <manifest:file-entry manifest:media-type="" manifest:full-path="Pictures/2000000700001D90000004A80BFCAF2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a1" style:family="table">
      <style:table-properties style:width="16.828cm" fo:margin-left="0.637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10.8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.383cm" fo:margin-left="-0.004cm" fo:margin-right="0.03cm" table:align="margins" style:writing-mode="lr-tb"/>
    </style:style>
    <style:style style:name="Tabla2.A" style:family="table-column">
      <style:table-column-properties style:column-width="4.39cm" style:rel-column-width="16551*"/>
    </style:style>
    <style:style style:name="Tabla2.B" style:family="table-column">
      <style:table-column-properties style:column-width="12.993cm" style:rel-column-width="48984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.3" style:family="table-row">
      <style:table-row-properties style:min-row-height="0.344cm" style:keep-together="true" fo:keep-together="auto"/>
    </style:style>
    <style:style style:name="Tabla7" style:family="table">
      <style:table-properties style:width="17.436cm" fo:margin-left="-0.004cm" fo:margin-right="-0.023cm" table:align="margins" style:writing-mode="lr-tb"/>
    </style:style>
    <style:style style:name="Tabla7.A" style:family="table-column">
      <style:table-column-properties style:column-width="4.392cm" style:rel-column-width="16508*"/>
    </style:style>
    <style:style style:name="Tabla7.B" style:family="table-column">
      <style:table-column-properties style:column-width="8.546cm" style:rel-column-width="32121*"/>
    </style:style>
    <style:style style:name="Tabla7.C" style:family="table-column">
      <style:table-column-properties style:column-width="2.223cm" style:rel-column-width="8353*"/>
    </style:style>
    <style:style style:name="Tabla7.D" style:family="table-column">
      <style:table-column-properties style:column-width="2.275cm" style:rel-column-width="8553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.3" style:family="table-row">
      <style:table-row-properties style:min-row-height="0.601cm" style:keep-together="true" fo:keep-together="auto"/>
    </style:style>
    <style:style style:name="Tabla7.8" style:family="table-row">
      <style:table-row-properties style:min-row-height="0.399cm" style:keep-together="true" fo:keep-together="auto"/>
    </style:style>
    <style:style style:name="Tabla8" style:family="table">
      <style:table-properties style:width="17.436cm" fo:margin-left="-0.004cm" fo:margin-right="-0.023cm" table:align="margins" style:writing-mode="lr-tb"/>
    </style:style>
    <style:style style:name="Tabla8.A" style:family="table-column">
      <style:table-column-properties style:column-width="4.392cm" style:rel-column-width="16508*"/>
    </style:style>
    <style:style style:name="Tabla8.B" style:family="table-column">
      <style:table-column-properties style:column-width="8.546cm" style:rel-column-width="32121*"/>
    </style:style>
    <style:style style:name="Tabla8.C" style:family="table-column">
      <style:table-column-properties style:column-width="2.223cm" style:rel-column-width="8353*"/>
    </style:style>
    <style:style style:name="Tabla8.D" style:family="table-column">
      <style:table-column-properties style:column-width="2.275cm" style:rel-column-width="8553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8.3" style:family="table-row">
      <style:table-row-properties style:min-row-height="0.601cm" style:keep-together="true" fo:keep-together="auto"/>
    </style:style>
    <style:style style:name="Tabla8.18" style:family="table-row">
      <style:table-row-properties style:min-row-height="1.413cm" style:keep-together="true" fo:keep-together="auto"/>
    </style:style>
    <style:style style:name="Tabla8.31" style:family="table-row">
      <style:table-row-properties style:min-row-height="0.399cm" style:keep-together="true" fo:keep-together="auto"/>
    </style:style>
    <style:style style:name="Tabla38" style:family="table">
      <style:table-properties style:width="17.436cm" fo:margin-left="-0.004cm" fo:margin-right="-0.023cm" table:align="margins" style:writing-mode="lr-tb"/>
    </style:style>
    <style:style style:name="Tabla38.A" style:family="table-column">
      <style:table-column-properties style:column-width="4.392cm" style:rel-column-width="16508*"/>
    </style:style>
    <style:style style:name="Tabla38.B" style:family="table-column">
      <style:table-column-properties style:column-width="8.546cm" style:rel-column-width="32121*"/>
    </style:style>
    <style:style style:name="Tabla38.C" style:family="table-column">
      <style:table-column-properties style:column-width="2.223cm" style:rel-column-width="8353*"/>
    </style:style>
    <style:style style:name="Tabla38.D" style:family="table-column">
      <style:table-column-properties style:column-width="2.275cm" style:rel-column-width="8553*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8.3" style:family="table-row">
      <style:table-row-properties style:min-row-height="0.601cm" style:keep-together="true" fo:keep-together="auto"/>
    </style:style>
    <style:style style:name="Tabla38.26" style:family="table-row">
      <style:table-row-properties style:min-row-height="0.399cm" style:keep-together="true" fo:keep-together="auto"/>
    </style:style>
    <style:style style:name="Tabla9" style:family="table">
      <style:table-properties style:width="17.436cm" fo:margin-left="-0.004cm" fo:margin-right="-0.023cm" table:align="margins" style:writing-mode="lr-tb"/>
    </style:style>
    <style:style style:name="Tabla9.A" style:family="table-column">
      <style:table-column-properties style:column-width="4.392cm" style:rel-column-width="16508*"/>
    </style:style>
    <style:style style:name="Tabla9.B" style:family="table-column">
      <style:table-column-properties style:column-width="8.546cm" style:rel-column-width="32121*"/>
    </style:style>
    <style:style style:name="Tabla9.C" style:family="table-column">
      <style:table-column-properties style:column-width="2.223cm" style:rel-column-width="8353*"/>
    </style:style>
    <style:style style:name="Tabla9.D" style:family="table-column">
      <style:table-column-properties style:column-width="2.275cm" style:rel-column-width="8553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9.3" style:family="table-row">
      <style:table-row-properties style:min-row-height="0.601cm" style:keep-together="true" fo:keep-together="auto"/>
    </style:style>
    <style:style style:name="Tabla9.17" style:family="table-row">
      <style:table-row-properties style:min-row-height="0.399cm" style:keep-together="true" fo:keep-together="auto"/>
    </style:style>
    <style:style style:name="Tabla10" style:family="table">
      <style:table-properties style:width="17.436cm" fo:margin-left="-0.004cm" fo:margin-right="-0.023cm" table:align="margins" style:writing-mode="lr-tb"/>
    </style:style>
    <style:style style:name="Tabla10.A" style:family="table-column">
      <style:table-column-properties style:column-width="4.392cm" style:rel-column-width="16508*"/>
    </style:style>
    <style:style style:name="Tabla10.B" style:family="table-column">
      <style:table-column-properties style:column-width="8.546cm" style:rel-column-width="32121*"/>
    </style:style>
    <style:style style:name="Tabla10.C" style:family="table-column">
      <style:table-column-properties style:column-width="2.223cm" style:rel-column-width="8353*"/>
    </style:style>
    <style:style style:name="Tabla10.D" style:family="table-column">
      <style:table-column-properties style:column-width="2.275cm" style:rel-column-width="8553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0.3" style:family="table-row">
      <style:table-row-properties style:min-row-height="0.601cm" style:keep-together="true" fo:keep-together="auto"/>
    </style:style>
    <style:style style:name="Tabla10.19" style:family="table-row">
      <style:table-row-properties style:min-row-height="0.399cm" style:keep-together="true" fo:keep-together="auto"/>
    </style:style>
    <style:style style:name="Tabla11" style:family="table">
      <style:table-properties style:width="17.436cm" fo:margin-left="-0.004cm" fo:margin-right="-0.023cm" table:align="margins" style:writing-mode="lr-tb"/>
    </style:style>
    <style:style style:name="Tabla11.A" style:family="table-column">
      <style:table-column-properties style:column-width="4.392cm" style:rel-column-width="16508*"/>
    </style:style>
    <style:style style:name="Tabla11.B" style:family="table-column">
      <style:table-column-properties style:column-width="8.546cm" style:rel-column-width="32121*"/>
    </style:style>
    <style:style style:name="Tabla11.C" style:family="table-column">
      <style:table-column-properties style:column-width="2.223cm" style:rel-column-width="8353*"/>
    </style:style>
    <style:style style:name="Tabla11.D" style:family="table-column">
      <style:table-column-properties style:column-width="2.275cm" style:rel-column-width="8553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1.3" style:family="table-row">
      <style:table-row-properties style:min-row-height="0.601cm" style:keep-together="true" fo:keep-together="auto"/>
    </style:style>
    <style:style style:name="Tabla11.20" style:family="table-row">
      <style:table-row-properties style:min-row-height="0.399cm" style:keep-together="true" fo:keep-together="auto"/>
    </style:style>
    <style:style style:name="Tabla12" style:family="table">
      <style:table-properties style:width="17.436cm" fo:margin-left="-0.004cm" fo:margin-right="-0.023cm" table:align="margins" style:writing-mode="lr-tb"/>
    </style:style>
    <style:style style:name="Tabla12.A" style:family="table-column">
      <style:table-column-properties style:column-width="4.392cm" style:rel-column-width="16508*"/>
    </style:style>
    <style:style style:name="Tabla12.B" style:family="table-column">
      <style:table-column-properties style:column-width="8.546cm" style:rel-column-width="32121*"/>
    </style:style>
    <style:style style:name="Tabla12.C" style:family="table-column">
      <style:table-column-properties style:column-width="2.223cm" style:rel-column-width="8353*"/>
    </style:style>
    <style:style style:name="Tabla12.D" style:family="table-column">
      <style:table-column-properties style:column-width="2.275cm" style:rel-column-width="8553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2.3" style:family="table-row">
      <style:table-row-properties style:min-row-height="0.601cm" style:keep-together="true" fo:keep-together="auto"/>
    </style:style>
    <style:style style:name="Tabla12.17" style:family="table-row">
      <style:table-row-properties style:min-row-height="0.399cm" style:keep-together="true" fo:keep-together="auto"/>
    </style:style>
    <style:style style:name="Tabla13" style:family="table">
      <style:table-properties style:width="17.436cm" fo:margin-left="-0.004cm" fo:margin-right="-0.023cm" table:align="margins" style:writing-mode="lr-tb"/>
    </style:style>
    <style:style style:name="Tabla13.A" style:family="table-column">
      <style:table-column-properties style:column-width="4.392cm" style:rel-column-width="16508*"/>
    </style:style>
    <style:style style:name="Tabla13.B" style:family="table-column">
      <style:table-column-properties style:column-width="8.546cm" style:rel-column-width="32121*"/>
    </style:style>
    <style:style style:name="Tabla13.C" style:family="table-column">
      <style:table-column-properties style:column-width="2.223cm" style:rel-column-width="8353*"/>
    </style:style>
    <style:style style:name="Tabla13.D" style:family="table-column">
      <style:table-column-properties style:column-width="2.275cm" style:rel-column-width="8553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3.3" style:family="table-row">
      <style:table-row-properties style:min-row-height="0.601cm" style:keep-together="true" fo:keep-together="auto"/>
    </style:style>
    <style:style style:name="Tabla13.17" style:family="table-row">
      <style:table-row-properties style:min-row-height="0.399cm" style:keep-together="true" fo:keep-together="auto"/>
    </style:style>
    <style:style style:name="Tabla14" style:family="table">
      <style:table-properties style:width="17.436cm" fo:margin-left="-0.004cm" fo:margin-right="-0.023cm" table:align="margins" style:writing-mode="lr-tb"/>
    </style:style>
    <style:style style:name="Tabla14.A" style:family="table-column">
      <style:table-column-properties style:column-width="4.392cm" style:rel-column-width="16508*"/>
    </style:style>
    <style:style style:name="Tabla14.B" style:family="table-column">
      <style:table-column-properties style:column-width="8.546cm" style:rel-column-width="32121*"/>
    </style:style>
    <style:style style:name="Tabla14.C" style:family="table-column">
      <style:table-column-properties style:column-width="2.223cm" style:rel-column-width="8353*"/>
    </style:style>
    <style:style style:name="Tabla14.D" style:family="table-column">
      <style:table-column-properties style:column-width="2.275cm" style:rel-column-width="8553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4.3" style:family="table-row">
      <style:table-row-properties style:min-row-height="0.601cm" style:keep-together="true" fo:keep-together="auto"/>
    </style:style>
    <style:style style:name="Tabla14.21" style:family="table-row">
      <style:table-row-properties style:min-row-height="0.399cm" style:keep-together="true" fo:keep-together="auto"/>
    </style:style>
    <style:style style:name="Tabla15" style:family="table">
      <style:table-properties style:width="17.436cm" fo:margin-left="-0.004cm" fo:margin-right="-0.023cm" table:align="margins" style:writing-mode="lr-tb"/>
    </style:style>
    <style:style style:name="Tabla15.A" style:family="table-column">
      <style:table-column-properties style:column-width="4.392cm" style:rel-column-width="16508*"/>
    </style:style>
    <style:style style:name="Tabla15.B" style:family="table-column">
      <style:table-column-properties style:column-width="8.546cm" style:rel-column-width="32121*"/>
    </style:style>
    <style:style style:name="Tabla15.C" style:family="table-column">
      <style:table-column-properties style:column-width="2.223cm" style:rel-column-width="8353*"/>
    </style:style>
    <style:style style:name="Tabla15.D" style:family="table-column">
      <style:table-column-properties style:column-width="2.275cm" style:rel-column-width="8553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5.3" style:family="table-row">
      <style:table-row-properties style:min-row-height="0.601cm" style:keep-together="true" fo:keep-together="auto"/>
    </style:style>
    <style:style style:name="Tabla15.21" style:family="table-row">
      <style:table-row-properties style:min-row-height="0.399cm" style:keep-together="true" fo:keep-together="auto"/>
    </style:style>
    <style:style style:name="Tabla16" style:family="table">
      <style:table-properties style:width="17.436cm" fo:margin-left="-0.004cm" fo:margin-right="-0.023cm" table:align="margins" style:writing-mode="lr-tb"/>
    </style:style>
    <style:style style:name="Tabla16.A" style:family="table-column">
      <style:table-column-properties style:column-width="4.157cm" style:rel-column-width="15626*"/>
    </style:style>
    <style:style style:name="Tabla16.B" style:family="table-column">
      <style:table-column-properties style:column-width="8.779cm" style:rel-column-width="32996*"/>
    </style:style>
    <style:style style:name="Tabla16.C" style:family="table-column">
      <style:table-column-properties style:column-width="2.223cm" style:rel-column-width="8353*"/>
    </style:style>
    <style:style style:name="Tabla16.D" style:family="table-column">
      <style:table-column-properties style:column-width="2.277cm" style:rel-column-width="8560*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6.3" style:family="table-row">
      <style:table-row-properties style:min-row-height="0.601cm" style:keep-together="true" fo:keep-together="auto"/>
    </style:style>
    <style:style style:name="Tabla16.5" style:family="table-row">
      <style:table-row-properties style:min-row-height="2.879cm" style:keep-together="true" fo:keep-together="auto"/>
    </style:style>
    <style:style style:name="Tabla16.30" style:family="table-row">
      <style:table-row-properties style:min-row-height="0.399cm" style:keep-together="true" fo:keep-together="auto"/>
    </style:style>
    <style:style style:name="Tabla17" style:family="table">
      <style:table-properties style:width="17.436cm" fo:margin-left="-0.004cm" fo:margin-right="-0.023cm" table:align="margins" style:writing-mode="lr-tb"/>
    </style:style>
    <style:style style:name="Tabla17.A" style:family="table-column">
      <style:table-column-properties style:column-width="4.392cm" style:rel-column-width="16508*"/>
    </style:style>
    <style:style style:name="Tabla17.B" style:family="table-column">
      <style:table-column-properties style:column-width="8.546cm" style:rel-column-width="32121*"/>
    </style:style>
    <style:style style:name="Tabla17.C" style:family="table-column">
      <style:table-column-properties style:column-width="2.223cm" style:rel-column-width="8353*"/>
    </style:style>
    <style:style style:name="Tabla17.D" style:family="table-column">
      <style:table-column-properties style:column-width="2.275cm" style:rel-column-width="8553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7.3" style:family="table-row">
      <style:table-row-properties style:min-row-height="0.601cm" style:keep-together="true" fo:keep-together="auto"/>
    </style:style>
    <style:style style:name="Tabla17.15" style:family="table-row">
      <style:table-row-properties style:min-row-height="0.466cm" style:keep-together="true" fo:keep-together="auto"/>
    </style:style>
    <style:style style:name="Tabla17.28" style:family="table-row">
      <style:table-row-properties style:min-row-height="0.399cm" style:keep-together="true" fo:keep-together="auto"/>
    </style:style>
    <style:style style:name="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line-height="150%" style:text-autospace="none">
        <style:tab-stops>
          <style:tab-stop style:position="3.838cm"/>
        </style:tab-stops>
      </style:paragraph-properties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4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6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7" style:family="paragraph" style:parent-style-name="Standard"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style:text-autospace="none">
        <style:tab-stops>
          <style:tab-stop style:position="3.81cm"/>
          <style:tab-stop style:position="4.424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" style:family="paragraph" style:parent-style-name="Standard">
      <style:paragraph-properties fo:line-height="150%" fo:text-align="justify" style:justify-single-word="false" style:text-autospace="none">
        <style:tab-stops>
          <style:tab-stop style:position="1.397cm"/>
          <style:tab-stop style:position="2.025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10" style:family="paragraph" style:parent-style-name="Standard">
      <style:paragraph-properties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2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13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 style:font-weight-complex="bold"/>
    </style:style>
    <style:style style:name="P14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15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16" style:family="paragraph" style:parent-style-name="Standard">
      <style:text-properties style:font-name="Arial Narrow1"/>
    </style:style>
    <style:style style:name="P17" style:family="paragraph" style:parent-style-name="Standard">
      <style:paragraph-properties fo:line-height="150%" fo:text-align="justify" style:justify-single-word="false" style:text-autospace="none"/>
      <style:text-properties style:font-name="Arial Narrow1"/>
    </style:style>
    <style:style style:name="P18" style:family="paragraph" style:parent-style-name="Standard">
      <style:paragraph-properties style:text-autospace="none" style:snap-to-layout-grid="false"/>
      <style:text-properties style:font-name="Arial Narrow1" fo:font-size="11pt" style:font-size-asian="11pt" style:font-size-complex="11pt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 style:text-autospace="none"/>
    </style:style>
    <style:style style:name="P22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5" style:family="paragraph" style:parent-style-name="Footer">
      <style:paragraph-properties fo:text-align="end" style:justify-single-word="false" style:snap-to-layout-grid="false"/>
    </style:style>
    <style:style style:name="P2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7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8" style:family="paragraph" style:parent-style-name="Text_20_body_20_indent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9" style:family="paragraph" style:parent-style-name="Text_20_body_20_indent">
      <style:paragraph-properties fo:margin-left="0cm" fo:margin-right="0cm" fo:margin-top="0cm" fo:margin-bottom="0cm" fo:text-indent="0cm" style:auto-text-indent="false" style:snap-to-layout-grid="false"/>
      <style:text-properties style:font-name="Arial Narrow1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snap-to-layout-grid="fals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snap-to-layout-grid="false">
        <style:tab-stops>
          <style:tab-stop style:position="1.921cm"/>
        </style:tab-stops>
      </style:paragraph-properties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33" style:family="paragraph" style:parent-style-name="Standard">
      <style:paragraph-properties fo:margin-top="0.212cm" fo:margin-bottom="0.212cm">
        <style:tab-stops>
          <style:tab-stop style:position="0.85cm"/>
          <style:tab-stop style:position="17.395cm" style:type="right" style:leader-style="dotted" style:leader-text=".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margin-left="2.14cm" fo:margin-right="0cm" fo:line-height="150%" fo:text-align="justify" style:justify-single-word="false" fo:text-indent="-0.889cm" style:auto-text-indent="false" style:text-autospace="none">
        <style:tab-stops>
          <style:tab-stop style:position="6.419cm"/>
          <style:tab-stop style:position="6.78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5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6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7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  <style:text-properties style:font-name="Arial Narrow1"/>
    </style:style>
    <style:style style:name="P38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  <style:text-properties style:font-name="Arial Narrow1"/>
    </style:style>
    <style:style style:name="P39" style:family="paragraph" style:parent-style-name="Text_20_body_20_indent">
      <style:paragraph-properties fo:margin-left="1.482cm" fo:margin-right="0cm" fo:text-indent="0cm" style:auto-text-indent="false"/>
      <style:text-properties fo:color="#333333" style:font-name="Arial Narrow1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0" style:family="paragraph" style:parent-style-name="Subtitle">
      <style:paragraph-properties fo:text-align="end" style:justify-single-word="false"/>
      <style:text-properties style:use-window-font-color="true" style:font-name="Arial Narrow1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1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42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43" style:family="paragraph" style:parent-style-name="Title">
      <style:paragraph-properties fo:text-align="end" style:justify-single-word="false"/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4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5" style:family="paragraph" style:parent-style-name="Title">
      <style:paragraph-properties fo:text-align="start" style:justify-single-word="false" fo:orphans="0" fo:widows="0">
        <style:tab-stops>
          <style:tab-stop style:position="15.478cm"/>
        </style:tab-stops>
      </style:paragraph-properties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6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47" style:family="paragraph" style:parent-style-name="Standard">
      <style:paragraph-properties fo:margin-left="1.249cm" fo:margin-right="0cm" fo:line-height="150%" fo:text-align="justify" style:justify-single-word="false" fo:orphans="0" fo:widows="0" fo:text-indent="0cm" style:auto-text-indent="false" style:text-autospace="none"/>
      <style:text-properties style:font-name="Arial Narrow1"/>
    </style:style>
    <style:style style:name="P48" style:family="paragraph" style:parent-style-name="Heading_20_2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9" style:family="paragraph" style:parent-style-name="Title" style:master-page-name="First_20_Page">
      <style:paragraph-properties fo:text-align="end" style:justify-single-word="false" style:page-number="auto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0" style:family="paragraph" style:parent-style-name="Title" style:master-page-name="Convertir_20_4">
      <style:paragraph-properties fo:orphans="0" fo:widows="0" style:page-number="auto" fo:break-before="page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51" style:family="paragraph" style:parent-style-name="Standard" style:list-style-name="WW8Num6">
      <style:paragraph-properties fo:line-height="150%" fo:text-align="justify" style:justify-single-word="false" style:text-autospace="none">
        <style:tab-stops>
          <style:tab-stop style:position="8.636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2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5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4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55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042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6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7" style:family="paragraph" style:parent-style-name="Standard" style:list-style-name="L1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58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59" style:family="paragraph" style:parent-style-name="Standard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60" style:family="paragraph" style:parent-style-name="Standard" style:list-style-name="WW8Num6">
      <style:paragraph-properties fo:line-height="150%" fo:text-align="justify" style:justify-single-word="false" fo:break-before="page" style:text-autospace="none">
        <style:tab-stops>
          <style:tab-stop style:position="5.588cm"/>
          <style:tab-stop style:position="6.216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61" style:family="paragraph" style:parent-style-name="Heading_20_1" style:list-style-name="WW8Num2">
      <style:paragraph-properties fo:margin-top="0.847cm" fo:margin-bottom="0cm" fo:line-height="150%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62" style:family="paragraph" style:parent-style-name="Heading_20_1" style:list-style-name="WW8Num2">
      <style:paragraph-properties fo:margin-top="0.847cm" fo:margin-bottom="0cm" fo:line-height="150%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63" style:family="paragraph" style:parent-style-name="Heading_20_1" style:list-style-name="WW8Num2">
      <style:paragraph-properties fo:margin-top="0.423cm" fo:margin-bottom="0.212cm" fo:text-align="justify" style:justify-single-word="false" fo:break-before="page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 Narrow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3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6" style:family="text">
      <style:text-properties style:use-window-font-color="true" fo:language="es" fo:country="ES" fo:font-weight="bold" style:font-name-asian="Times New Roman" style:language-asian="zxx" style:country-asian="none" style:font-weight-asian="bold" style:font-name-complex="Arial Narrow" style:language-complex="ar" style:country-complex="SA" style:font-weight-complex="bold"/>
    </style:style>
    <style:style style:name="T7" style:family="text">
      <style:text-properties style:use-window-font-color="true" fo:language="es" fo:country="ES" style:font-name-asian="Times New Roman" style:language-asian="zxx" style:country-asian="none" style:font-name-complex="Arial Narrow" style:language-complex="ar" style:country-complex="SA"/>
    </style:style>
    <style:style style:name="T8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9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style:font-weight-complex="bold"/>
    </style:style>
    <style:style style:name="T10" style:family="text">
      <style:text-properties fo:color="#333333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fo:color="#333333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43"/>
      <text:p text:style-name="P43"/>
      <text:p text:style-name="P43"/>
      <text:p text:style-name="P40"/>
      <text:p text:style-name="P42">PCU-CapturarAbono</text:p>
      <text:p text:style-name="P42">20101116.1647</text:p>
      <text:p text:style-name="P41"><text:s text:c="25"/></text:p>
      <text:p text:style-name="P41"/>
      <text:p text:style-name="P41">Documento de Caso de Prueba</text:p>
      <text:p text:style-name="P15">CP-0002-DesplegarCuentas</text:p>
      <text:p text:style-name="P15"/>
      <text:p text:style-name="P15"/>
      <text:p text:style-name="P15"/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/></text:p>
      <text:p text:style-name="P15"/>
      <text:p text:style-name="P15"/>
      <text:p text:style-name="P14"/>
      <text:p text:style-name="P14"/>
      <text:p text:style-name="P44"/>
      <text:p text:style-name="P45"/>
      <text:p text:style-name="P46">Tabla de Contenidos</text:p>
      <text:p text:style-name="P46"/>
      <text:p text:style-name="P46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6.575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ViñetaNegra1"/>
          </text:index-source-styles>
          <text:index-source-styles text:outline-level="3">
            <text:index-source-style text:style-name="Heading_20_3"/>
            <text:index-source-style text:style-name="ViñetaNegra2"/>
            <text:index-source-style text:style-name="ViñetaNegra3"/>
            <text:index-source-style text:style-name="ViñetaBlanca3"/>
          </text:index-source-styles>
        </text:table-of-content-source>
        <text:index-body>
          <text:p text:style-name="P38">1.Introducción <text:tab/><text:span text:style-name="T12">3</text:span></text:p>
          <text:p text:style-name="P38">1.1.Propósito<text:tab/>3</text:p>
          <text:p text:style-name="P38">1.2.Alcance<text:tab/>3</text:p>
          <text:p text:style-name="P38">1.3.Audiencia<text:tab/>3</text:p>
          <text:p text:style-name="P38">2.Generación de Casos de Prueba a partir de Casos de Uso<text:tab/>4</text:p>
          <text:p text:style-name="P37">2.1. Justificación Generación del Grafo de Caminos de Prueba:<text:tab/><text:span text:style-name="T12">4</text:span></text:p>
        </text:index-body>
      </text:table-of-content>
      <text:section text:style-name="Sect2" text:name="Área2">
        <text:p text:style-name="P33"/>
        <text:p text:style-name="P7"/>
      </text:section>
      <text:section text:style-name="Sect3" text:name="Área3">
        <text:p text:style-name="P16"/>
      </text:section>
      <text:p text:style-name="P50"><text:s/>Documento de Diseño de Caso de Prueba</text:p>
      <text:list xml:id="list36600899" text:style-name="WW8Num2">
        <text:list-item>
          <text:p text:style-name="P61">Introducción </text:p>
          <text:list>
            <text:list-item>
              <text:p text:style-name="P62">Propósito</text:p>
            </text:list-item>
          </text:list>
        </text:list-item>
      </text:list>
      <text:p text:style-name="P47"><text:span text:style-name="T8">El propósito del </text:span><text:span text:style-name="T9">Documento de Casos de Pruebas para</text:span><text:span text:style-name="T10"> </text:span><text:span text:style-name="T11">DesplegarCuentas</text:span><text:span text:style-name="T2"> </text:span><text:span text:style-name="T8">es definir un formato para la elaboración de los caso de pruebas.</text:span></text:p>
      <text:list xml:id="list37137165" text:continue-numbering="true" text:style-name="WW8Num2">
        <text:list-item>
          <text:list>
            <text:list-item>
              <text:p text:style-name="P62">Alcance</text:p>
            </text:list-item>
          </text:list>
        </text:list-item>
      </text:list>
      <text:p text:style-name="P39">Este documento provee la definición del problema a resolver, los afectados y la solución. No contempla una descripción detallada de los aspectos funcionales y técnicos que se desarrollarán en las fases posteriores.</text:p>
      <text:list xml:id="list37138507" text:continue-numbering="true" text:style-name="WW8Num2">
        <text:list-item>
          <text:list>
            <text:list-item>
              <text:p text:style-name="P62">Audiencia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Nivel de Participación</text:p>
          </table:table-cell>
          <table:table-cell table:style-name="Tabla1.B1" office:value-type="string">
            <text:p text:style-name="P27">Rol</text:p>
          </table:table-cell>
        </table:table-row>
        <table:table-row table:style-name="Tabla1.1">
          <table:table-cell table:style-name="Tabla1.A2" office:value-type="string">
            <text:p text:style-name="P29"><text:span text:style-name="T4">Responsable de Elaboración </text:span><text:span text:style-name="T5">(RE)</text:span></text:p>
          </table:table-cell>
          <table:table-cell table:style-name="Tabla1.B2" office:value-type="string">
            <text:p text:style-name="P28">Analista de Pruebas (AP)</text:p>
          </table:table-cell>
        </table:table-row>
        <table:table-row table:style-name="Tabla1.1">
          <table:table-cell table:style-name="Tabla1.A2" office:value-type="string">
            <text:p text:style-name="P29"><text:span text:style-name="T4">Usuario Directo </text:span><text:span text:style-name="T5">(UD)</text:span></text:p>
          </table:table-cell>
          <table:table-cell table:style-name="Tabla1.B2" office:value-type="string">
            <text:p text:style-name="P28">Analista de Pruebas (AP)</text:p>
          </table:table-cell>
        </table:table-row>
        <table:table-row table:style-name="Tabla1.1">
          <table:table-cell table:style-name="Tabla1.A2" office:value-type="string">
            <text:p text:style-name="P29"><text:span text:style-name="T4">Notificado </text:span><text:span text:style-name="T5">(NT)</text:span></text:p>
          </table:table-cell>
          <table:table-cell table:style-name="Tabla1.B2" office:value-type="string">
            <text:p text:style-name="P28">Gerente de Pruebas</text:p>
            <text:p text:style-name="P28"/>
            <text:p text:style-name="P28">Líder de Proyecto</text:p>
          </table:table-cell>
        </table:table-row>
      </table:table>
      <text:list xml:id="list37131340" text:continue-numbering="true" text:style-name="WW8Num2">
        <text:list-item>
          <text:p text:style-name="P63">Generación de Casos de Prueba a partir de Casos de Uso</text:p>
          <text:list>
            <text:list-item>
              <text:p text:style-name="P48">Justificación Generación del Grafo de Caminos de Prueba:</text:p>
            </text:list-item>
          </text:list>
        </text:list-item>
      </text:list>
      <text:p text:style-name="P34"/>
      <text:p text:style-name="P35">Caminos de Prueba:</text:p>
      <text:p text:style-name="P36"><text:s/>Caminos Positivos:</text:p>
      <text:list xml:id="list36599556" text:style-name="L1">
        <text:list-item>
          <text:p text:style-name="P54">S1,S2,S3,S4,S5<text:span text:style-name="T12"> <text:s text:c="6"/></text:span><text:span text:style-name="T13"><text:s text:c="2"/></text:span></text:p>
        </text:list-item>
        <text:list-item>
          <text:p text:style-name="P54">S1,S2,SE.2.1,SE.2.2,SE.2.2.a,SE.2.2.a.1,SE.2.2.a.2,SE.2.2.a.2.a, SE.2.2.a.2.a.1,SE.2.2.a.2.a.2,SE.2.2.a.2.a.3,SE.2.3,SE.2.3.a,SE.2.3.a.1, SE.2.3.a.2SE.2.4,SE.2.4.a,SE.2.4.a.1,SE.2.4.a.2,SE.2.5,SE.2.5.a,SE.2.5.a.1,SE.2.5.a.1.a, SE.2.5.a.1.a.1,SE.2.5.a.1.a.2,S3,S4,S5</text:p>
        </text:list-item>
        <text:list-item>
          <text:p text:style-name="P54">S1,S2,SE.2.1,SE.2.2,SE.2.2.a,SE.2.2.a.1,SE.2.2.a.2,SE.2.2.a.3,SE.2.3, SE.2.3.b,SE.2.3.b.1,SE.2.4,SE.2.4.b,SE.2.4.b.1,SE.2.5,SE.2.5.a,SE.2.5.a.1, SE.2.5.a.1.a,SE.2.5.a.1.b,SE.2.5.a.1.b.1,S3,S4,S5</text:p>
        </text:list-item>
        <text:list-item>
          <text:p text:style-name="P54">S1,S2,SE.2.1,SE.2.2,SE.2.2.b,SE.2.2.b.1,SE.2.2.b.2,SE.2.3,SE.2.4,SE.2.5, SE.2.5.b,SE.2.5.b.1,S4,S5</text:p>
        </text:list-item>
        <text:list-item>
          <text:p text:style-name="P54">S1,S2,SE.2.1,SE.2.2,SE.2.3,SE.2.4,SE.2.5,SE.2.6,SE.2.6.a,SE.2.6.a.1, SE.2.6.a.1.a,SE.2.6.a.1.a.1,SE.2.6.a.1.a.2,S3,S4,S5</text:p>
        </text:list-item>
        <text:list-item>
          <text:p text:style-name="P54">S1,S2,SE.2.1,SE.2.2,SE.2.3,SE.2.4,SE.2.5,SE.2.6,SE.2.6.a,SE.2.6.a.1, SE.2.6.a.2,SE.2.6.a.2.a,SE.2.6.a.2.a.1,SE.2.6.a.2.a.2,S3,S4,S5</text:p>
        </text:list-item>
        <text:list-item>
          <text:p text:style-name="P54">S1,S2,SE.2.1,SE.2.2,SE.2.3,SE.2.4,SE.2.5,SE.2.6,SE.2.6.a,SE.2.6.a.1, SE.2.6.a.2,SE.2.6.a.3,S4,S5</text:p>
        </text:list-item>
        <text:list-item>
          <text:p text:style-name="P54">S1,S2,SE.2.1,SE.2.2,SE.2.3,SE.2.4,SE.2.5,SE.2.6,SE.2.6.a,SE.2.6.b, SE.2.6.b.1,S3,S4,S5</text:p>
        </text:list-item>
        <text:list-item>
          <text:p text:style-name="P54">S1,S2,SE.2.1,SE.2.2,SE.2.3,SE.2.4,SE.2.5,SE.2.6,SE.2.7,SE.2.7.a,SE.2.7.a.1,SE.2.7.a.2,SE2.8.a,SE2.8.a.1,SE2.8.a.2,S3,S4,S5</text:p>
        </text:list-item>
        <text:list-item>
          <text:p text:style-name="P54">S1,S2,SE.2.1,SE.2.2,SE.2.3,SE.2.4,SE.2.5,SE.2.6,SE.2.7,SE.2.7.a,SE.2.7.b,SE.2.7.b.1,SE2.8.a,SE2.8.a.1,SE2.8.a.2,S3,S4,S5</text:p>
        </text:list-item>
        <text:list-item>
          <text:p text:style-name="P54">S1,S2,S3,SE.3.a,SE.3.a.1,SE.3.a.1.a,SE.3.a.1.a.1,SE.3.a.1.a.2, <text:s text:c="5"/>SE.3.a.2,SE.3.a.2.a,SE.3.a.2.a.1,SE.3.a.2.a.2,SE.3.a.3,SE.3.a.3.a, SE.3.a.3.a.1,SE.3.a.3.a.2,SE.3.a.4,SE.3.a.4.a,SE.3.a.4.a.1,SE.3.a.4.a.2, SE.3.a.5, SE.3.a.5.a,SE.3.a.5.a.1,SE.3.a.5.a.2,SE.3.a.6,S4,S5</text:p>
        </text:list-item>
        <text:list-item>
          <text:p text:style-name="P54"><text:soft-page-break/>S1,S2,S3,SE.3.a,SE.3.a.1,SE.3.a.1.a,SE.3.a.1.b,SE.3.a.1.b.1,SE.3.a.2, SE.3.a.2.a,SE.3.a.2.b,SE.3.a.2.b.1,SE.3.a.3,SE.3.a.3.a,SE.3.a.3.b ,SE.3.a.3.b.1,SE.3.a.4,SE.3.a.4.b,SE.3.a.4.b.1SE.3.a.5,SE.3.a.5.b, SE.3.a.5.b.1,SE.3.a.6,S4,S5<text:span text:style-name="T12"> <text:s text:c="5"/></text:span></text:p>
          <text:p text:style-name="P57"><text:s text:c="11"/>Caminos Negativos:<text:span text:style-name="T14"> <text:s/></text:span></text:p>
        </text:list-item>
      </text:list>
      <text:p text:style-name="P59"><text:s text:c="27"/>NO APLICA</text:p>
      <text:list xml:id="list37136724" text:continue-numbering="true" text:style-name="L1">
        <text:list-header>
          <text:p text:style-name="P54"/>
          <text:p text:style-name="P57"><text:s text:c="5"/></text:p>
          <text:p text:style-name="P57"/>
          <text:p text:style-name="P56"/>
          <text:p text:style-name="P57"/>
          <text:p text:style-name="P54"/>
          <text:p text:style-name="P56"/>
          <text:p text:style-name="P57"><text:s text:c="9"/></text:p>
          <text:p text:style-name="P56"/>
          <text:p text:style-name="P56"/>
          <text:p text:style-name="P55"/>
        </text:list-header>
      </text:list>
      <text:p text:style-name="P3"/>
      <text:p text:style-name="P9"/>
      <text:list xml:id="list36589834" text:style-name="WW8Num6">
        <text:list-item>
          <text:list>
            <text:list-item>
              <text:p text:style-name="P60">Generación del Caso de Prueba:</text:p>
              <text:list>
                <text:list-item>
                  <text:p text:style-name="P51">Información general del Caso Prueba.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Nombre del Caso de Prueba:</text:p>
          </table:table-cell>
          <table:table-cell table:style-name="Tabla2.B1" office:value-type="string">
            <text:p text:style-name="P30">CP-0002-DesplegarCuentas</text:p>
          </table:table-cell>
        </table:table-row>
        <table:table-row table:style-name="Tabla2.1">
          <table:table-cell table:style-name="Tabla2.A2" office:value-type="string">
            <text:p text:style-name="P10">Prioridad:</text:p>
          </table:table-cell>
          <table:table-cell table:style-name="Tabla2.B2" office:value-type="string">
            <text:p text:style-name="P12">Esencial <text:s/></text:p>
          </table:table-cell>
        </table:table-row>
        <table:table-row table:style-name="Tabla2.3">
          <table:table-cell table:style-name="Tabla2.A2" office:value-type="string">
            <text:p text:style-name="P10">Precondiciones:</text:p>
          </table:table-cell>
          <table:table-cell table:style-name="Tabla2.B2" office:value-type="string">
            <text:p text:style-name="P12">1.- El cajero debe haber capturado un numero de cliente valido.</text:p>
          </table:table-cell>
        </table:table-row>
        <table:table-row table:style-name="Tabla2.1">
          <table:table-cell table:style-name="Tabla2.A2" office:value-type="string">
            <text:p text:style-name="P10">PostCondiciones:</text:p>
          </table:table-cell>
          <table:table-cell table:style-name="Tabla2.B2" office:value-type="string">
            <text:p text:style-name="P31">1.- Se despliegan las cuentas del cliente y se regresa al caso de uso base.</text:p>
          </table:table-cell>
        </table:table-row>
        <table:table-row table:style-name="Tabla2.1">
          <table:table-cell table:style-name="Tabla2.A2" office:value-type="string">
            <text:p text:style-name="P18"><text:span text:style-name="T6">Fecha de Llenado</text:span><text:span text:style-name="T7">:</text:span></text:p>
          </table:table-cell>
          <table:table-cell table:style-name="Tabla2.B2" office:value-type="string">
            <text:p text:style-name="P13">2010/11/16</text:p>
            <text:p text:style-name="P13"/>
          </table:table-cell>
        </table:table-row>
        <table:table-row table:style-name="Tabla2.1">
          <table:table-cell table:style-name="Tabla2.A2" office:value-type="string">
            <text:p text:style-name="P10">Observaciones:</text:p>
          </table:table-cell>
          <table:table-cell table:style-name="Tabla2.B2" office:value-type="string">
            <text:p text:style-name="P13">NO APLICA</text:p>
          </table:table-cell>
        </table:table-row>
      </table:table>
      <text:p text:style-name="P17"/>
      <text:p text:style-name="P8">La siguiente tabla se puede repetir tantos caminos <text:s/>surjan en el Caso de Prueba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">Juego de Prueba:</text:p>
          </table:table-cell>
          <table:table-cell table:style-name="Tabla7.B1" table:number-columns-spanned="3" office:value-type="string">
            <text:p text:style-name="P30">CP-0002-01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4">Paso</text:p>
          </table:table-cell>
          <table:table-cell table:style-name="Tabla7.A2" office:value-type="string">
            <text:p text:style-name="P4">Descripción</text:p>
          </table:table-cell>
          <table:table-cell table:style-name="Tabla7.A2" office:value-type="string">
            <text:p text:style-name="P4">Resultado</text:p>
          </table:table-cell>
          <table:table-cell table:style-name="Tabla7.D2" office:value-type="string">
            <text:p text:style-name="P4">ID Problema</text:p>
          </table:table-cell>
        </table:table-row>
        <table:table-row table:style-name="Tabla7.3">
          <table:table-cell table:style-name="Tabla7.A2" office:value-type="string">
            <text:p text:style-name="P32">S1</text:p>
          </table:table-cell>
          <table:table-cell table:style-name="Tabla7.A2" office:value-type="string">
            <text:p text:style-name="P19">El caso de uso inicia cuando se necesita desplegar las cuentas activas del cliente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2">S2</text:p>
          </table:table-cell>
          <table:table-cell table:style-name="Tabla7.A2" office:value-type="string">
            <text:p text:style-name="P20">El sistema manda llamar el Servicio donde obtiene las cuentas del cliente.</text:p>
            <text:p text:style-name="P20"/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2">S3</text:p>
          </table:table-cell>
          <table:table-cell table:style-name="Tabla7.A2" office:value-type="string">
            <text:p text:style-name="P20">El sistema verifica si el cliente tiene puntualidad Z. <text:s text:c="23"/></text:p>
            <text:p text:style-name="P20">3.a.- El sistema verificó que el cliente si tiene <text:s/>puntualidad Z. <text:s text:c="23"/></text:p>
            <text:p text:style-name="P20">3.b.- El sistema verificó que el cliente no tiene <text:s/>puntualidad Z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2">S4</text:p>
          </table:table-cell>
          <table:table-cell table:style-name="Tabla7.A2" office:value-type="string">
            <text:p text:style-name="P20">El sistema despliega la suma de los totales( importe de las compras, importe convenios, saldo total, int adicionales totales, abono base total, vencido total, mínimo a pagar total, salda con total, y bonificacion total ) de todas las cuentas(sin tomar en cuenta la cuenta de plan telefónico) del cliente en la columna de totale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2">S5</text:p>
          </table:table-cell>
          <table:table-cell table:style-name="Tabla7.A2" office:value-type="string">
            <text:p text:style-name="P20">Fin de caso de us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8">
          <table:table-cell table:style-name="Tabla7.A2" office:value-type="string">
            <text:p text:style-name="P4">Estado el Caso de Prueba </text:p>
          </table:table-cell>
          <table:table-cell table:style-name="Tabla7.A2" office:value-type="string">
            <text:p text:style-name="P20">En preparación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6"/>
          </table:table-cell>
        </table:table-row>
      </table:table>
      <text:p text:style-name="P2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4">Juego de Prueba:</text:p>
          </table:table-cell>
          <table:table-cell table:style-name="Tabla8.B1" table:number-columns-spanned="3" office:value-type="string">
            <text:p text:style-name="P30">CP-0002-02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4">Paso</text:p>
          </table:table-cell>
          <table:table-cell table:style-name="Tabla8.A2" office:value-type="string">
            <text:p text:style-name="P4">Descripción</text:p>
          </table:table-cell>
          <table:table-cell table:style-name="Tabla8.A2" office:value-type="string">
            <text:p text:style-name="P4">Resultado</text:p>
          </table:table-cell>
          <table:table-cell table:style-name="Tabla8.D2" office:value-type="string">
            <text:p text:style-name="P4">ID Problema</text:p>
          </table:table-cell>
        </table:table-row>
        <table:table-row table:style-name="Tabla8.3">
          <table:table-cell table:style-name="Tabla8.A2" office:value-type="string">
            <text:p text:style-name="P32">S1</text:p>
          </table:table-cell>
          <table:table-cell table:style-name="Tabla8.A2" office:value-type="string">
            <text:p text:style-name="P19">El caso de uso inicia cuando se necesita desplegar las cuentas activas del client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2</text:p>
          </table:table-cell>
          <table:table-cell table:style-name="Tabla8.A2" office:value-type="string">
            <text:p text:style-name="P20">El sistema manda llamar el Servicio donde obtiene las cuentas del cliente.</text:p>
            <text:p text:style-name="P20"><text:soft-page-break/>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1</text:p>
          </table:table-cell>
          <table:table-cell table:style-name="Tabla8.A2" office:value-type="string">
            <text:p text:style-name="P20">El sistema obtiene y muestra los datos( FUM, FSC, Fecha convenio, efectuó convenio, plazo, importe convenio saldo, intereses adicionales, abono base, vencido, mínimo a pagar, salda con, bonificacion e interés adicional primer mes ) de la cuenta de Ropa. <text:s text:c="14"/>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2</text:p>
          </table:table-cell>
          <table:table-cell table:style-name="Tabla8.A2" office:value-type="string">
            <text:p text:style-name="P20">El sistema verifica si el cliente tiene cuenta de segur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2.a</text:p>
          </table:table-cell>
          <table:table-cell table:style-name="Tabla8.A2" office:value-type="string">
            <text:p text:style-name="P20">El sistema verificó que el cliente si tiene cuenta de segur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2.a.1</text:p>
          </table:table-cell>
          <table:table-cell table:style-name="Tabla8.A2" office:value-type="string">
            <text:p text:style-name="P20">El sistema muestra los datos( folio, fecha afiliacion, Seguros, cuota ) de la cuenta de Segur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2.a.2</text:p>
          </table:table-cell>
          <table:table-cell table:style-name="Tabla8.A2" office:value-type="string">
            <text:p text:style-name="P20">El sistema verificó que el cliente no tiene cuenta de seguro adicion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2.a.2.a</text:p>
          </table:table-cell>
          <table:table-cell table:style-name="Tabla8.A2" office:value-type="string">
            <text:p text:style-name="P20">El sistema verificó que el cliente si tiene cuenta de seguro adicion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2.a.2.a.1</text:p>
          </table:table-cell>
          <table:table-cell table:style-name="Tabla8.A2" office:value-type="string">
            <text:p text:style-name="P20">El sistema muestra la leyenda ADIC y el numero de seguros adicionales del client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2.a.2.a.2</text:p>
          </table:table-cell>
          <table:table-cell table:style-name="Tabla8.A2" office:value-type="string">
            <text:p text:style-name="P20">El sistema muestra la suma de la cuota del seguro y de los seguros adicionale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2.a.2.a.3</text:p>
          </table:table-cell>
          <table:table-cell table:style-name="Tabla8.A2" office:value-type="string">
            <text:p text:style-name="P20">El flujo continúa en el paso 2.3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3</text:p>
          </table:table-cell>
          <table:table-cell table:style-name="Tabla8.A2" office:value-type="string">
            <text:p text:style-name="P20">El sistema verifica si el cliente tiene cuentas de muebles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3.a</text:p>
          </table:table-cell>
          <table:table-cell table:style-name="Tabla8.A2" office:value-type="string">
            <text:p text:style-name="P20">El sistema verifico que el cliente si tiene cuentas de mueble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3.a.1</text:p>
          </table:table-cell>
          <table:table-cell table:style-name="Tabla8.A2" office:value-type="string">
            <text:p text:style-name="P20">El sistema obtiene y muestra los datos( Tienda de compra, factura, fecha compra, importe compra, FUM, Fecha convenio, efectuó convenio. plazo, importe convenio, saldo, intereses adicionales, abono base, vencido, mínimo a pagar, salda con, bonificacion e interés adicional primer mes ) de las cuentas de mueble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3.a.2</text:p>
          </table:table-cell>
          <table:table-cell table:style-name="Tabla8.A2" office:value-type="string">
            <text:p text:style-name="P20">El flujo continúa en el paso 2.4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8">
          <table:table-cell table:style-name="Tabla8.A2" office:value-type="string">
            <text:p text:style-name="P32">SE.2.4</text:p>
          </table:table-cell>
          <table:table-cell table:style-name="Tabla8.A2" office:value-type="string">
            <text:p text:style-name="P20">El sistema verifica si el cliente tiene cuenta de préstamos. <text:s text:c="6"/>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4.a</text:p>
          </table:table-cell>
          <table:table-cell table:style-name="Tabla8.A2" office:value-type="string">
            <text:p text:style-name="P20">El sistema verificó que el cliente si tiene cuenta de préstam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4.a.1</text:p>
          </table:table-cell>
          <table:table-cell table:style-name="Tabla8.A2" office:value-type="string">
            <text:p text:style-name="P20">El sistema obtiene y muestra los datos( Tienda de compra, factura, fecha compra, importe compra, FUM, Fecha convenio, efectuó convenio. plazo, importe convenio, saldo, intereses adicionales, abono base, vencido, mínimo a pagar, salda con y bonificacion ) de la <text:soft-page-break/>cuenta de préstam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4.a.2</text:p>
          </table:table-cell>
          <table:table-cell table:style-name="Tabla8.A2" office:value-type="string">
            <text:p text:style-name="P20">El flujo continúa en el paso 2.5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5</text:p>
          </table:table-cell>
          <table:table-cell table:style-name="Tabla8.A2" office:value-type="string">
            <text:p text:style-name="P20">El sistema verifica que este activo la consulta a la cartera de tiempo air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5.a</text:p>
          </table:table-cell>
          <table:table-cell table:style-name="Tabla8.A2" office:value-type="string">
            <text:p text:style-name="P20">El sistema verifico que si esta activa la consulta de la cartera de tiempo air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5.a.1</text:p>
          </table:table-cell>
          <table:table-cell table:style-name="Tabla8.A2" office:value-type="string">
            <text:p text:style-name="P20">El sistema verifica si el cliente tiene cuenta de tiempo air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5.a.1.a</text:p>
          </table:table-cell>
          <table:table-cell table:style-name="Tabla8.A2" office:value-type="string">
            <text:p text:style-name="P20">El sistema verificó que el cliente si tiene cuenta de tiempo air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5.a.1.a.1</text:p>
          </table:table-cell>
          <table:table-cell table:style-name="Tabla8.A2" office:value-type="string">
            <text:p text:style-name="P20">El sistema obtiene los datos( FUM, FSC, Fecha convenio, efectuó convenio, plazo, importe convenio,</text:p>
            <text:p text:style-name="P20"><text:s text:c="54"/>saldo, intereses adicionales, abono base, vencido, mínimo a pagar, salda con y bonificacion ) de la cuenta de Tiempo Air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5.a.1.a.2</text:p>
          </table:table-cell>
          <table:table-cell table:style-name="Tabla8.A2" office:value-type="string">
            <text:p text:style-name="P20">El flujo continúa en el paso 3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3</text:p>
          </table:table-cell>
          <table:table-cell table:style-name="Tabla8.A2" office:value-type="string">
            <text:p text:style-name="P20">El sistema verifica si el cliente tiene puntualidad Z. <text:s text:c="23"/></text:p>
            <text:p text:style-name="P20">3.a.- El sistema verificó que el cliente si tiene <text:s/>puntualidad Z. <text:s text:c="23"/></text:p>
            <text:p text:style-name="P20">3.b.- El sistema verificó que el cliente no tiene <text:s/>puntualidad Z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4</text:p>
          </table:table-cell>
          <table:table-cell table:style-name="Tabla8.A2" office:value-type="string">
            <text:p text:style-name="P20">El sistema despliega la suma de los totales( importe de las compras, importe convenios, saldo total, int adicionales totales, abono base total, vencido total, mínimo a pagar total, salda con total, y bonificacion total ) de todas las cuentas(sin tomar en cuenta la cuenta de plan telefónico) del cliente en la columna de totale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5</text:p>
          </table:table-cell>
          <table:table-cell table:style-name="Tabla8.A2" office:value-type="string">
            <text:p text:style-name="P20">Fin de caso de us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1">
          <table:table-cell table:style-name="Tabla8.A2" office:value-type="string">
            <text:p text:style-name="P4">Estado el Caso de Prueba </text:p>
          </table:table-cell>
          <table:table-cell table:style-name="Tabla8.A2" office:value-type="string">
            <text:p text:style-name="P20">En preparación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6"/>
          </table:table-cell>
        </table:table-row>
      </table:table>
      <text:p text:style-name="Standard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row table:style-name="Tabla38.1">
          <table:table-cell table:style-name="Tabla38.A1" office:value-type="string">
            <text:p text:style-name="P4">Juego de Prueba:</text:p>
          </table:table-cell>
          <table:table-cell table:style-name="Tabla38.B1" table:number-columns-spanned="3" office:value-type="string">
            <text:p text:style-name="P30">CP-0002-03</text:p>
          </table:table-cell>
          <table:covered-table-cell/>
          <table:covered-table-cell/>
        </table:table-row>
        <table:table-row table:style-name="Tabla38.1">
          <table:table-cell table:style-name="Tabla38.A2" office:value-type="string">
            <text:p text:style-name="P4">Paso</text:p>
          </table:table-cell>
          <table:table-cell table:style-name="Tabla38.A2" office:value-type="string">
            <text:p text:style-name="P4">Descripción</text:p>
          </table:table-cell>
          <table:table-cell table:style-name="Tabla38.A2" office:value-type="string">
            <text:p text:style-name="P4">Resultado</text:p>
          </table:table-cell>
          <table:table-cell table:style-name="Tabla38.D2" office:value-type="string">
            <text:p text:style-name="P4">ID Problema</text:p>
          </table:table-cell>
        </table:table-row>
        <table:table-row table:style-name="Tabla38.3">
          <table:table-cell table:style-name="Tabla38.A2" office:value-type="string">
            <text:p text:style-name="P32">S1</text:p>
          </table:table-cell>
          <table:table-cell table:style-name="Tabla38.A2" office:value-type="string">
            <text:p text:style-name="P19">El caso de uso inicia cuando se necesita desplegar las cuentas activas del client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2</text:p>
          </table:table-cell>
          <table:table-cell table:style-name="Tabla38.A2" office:value-type="string">
            <text:p text:style-name="P20">El sistema manda llamar el Servicio donde obtiene las cuentas del client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1</text:p>
          </table:table-cell>
          <table:table-cell table:style-name="Tabla38.A2" office:value-type="string">
            <text:p text:style-name="P20">El sistema obtiene y muestra los datos( FUM, FSC, Fecha convenio, efectuó convenio, plazo, importe convenio saldo, intereses adicionales, abono base, vencido, mínimo a pagar, salda con, <text:soft-page-break/>bonificacion e interés adicional primer mes ) de la cuenta de Ropa. <text:s text:c="14"/>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2</text:p>
          </table:table-cell>
          <table:table-cell table:style-name="Tabla38.A2" office:value-type="string">
            <text:p text:style-name="P20">El sistema verifica si el cliente tiene cuenta de seguros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2.a</text:p>
          </table:table-cell>
          <table:table-cell table:style-name="Tabla38.A2" office:value-type="string">
            <text:p text:style-name="P20">El sistema verificó que el cliente si tiene cuenta de segur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2.a.1</text:p>
          </table:table-cell>
          <table:table-cell table:style-name="Tabla38.A2" office:value-type="string">
            <text:p text:style-name="P20">El sistema muestra los datos( folio, fecha afiliación, Seguros, cuota ) de la cuenta de Seguros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2.a.2</text:p>
          </table:table-cell>
          <table:table-cell table:style-name="Tabla38.A2" office:value-type="string">
            <text:p text:style-name="P20">El sistema verificó que el cliente no tiene cuenta de seguro adicional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2.a.3</text:p>
          </table:table-cell>
          <table:table-cell table:style-name="Tabla38.A2" office:value-type="string">
            <text:p text:style-name="P20">El flujo continúa en el paso 2.3 del flujo básic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3</text:p>
          </table:table-cell>
          <table:table-cell table:style-name="Tabla38.A2" office:value-type="string">
            <text:p text:style-name="P20">El sistema verifica si el cliente tiene cuentas de muebles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3.b</text:p>
          </table:table-cell>
          <table:table-cell table:style-name="Tabla38.A2" office:value-type="string">
            <text:p text:style-name="P20">El sistema verifico que el cliente no tiene cuentas de muebles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3.b.1</text:p>
          </table:table-cell>
          <table:table-cell table:style-name="Tabla38.A2" office:value-type="string">
            <text:p text:style-name="P20">El flujo continúa en el paso 2.4 del flujo básic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4</text:p>
          </table:table-cell>
          <table:table-cell table:style-name="Tabla38.A2" office:value-type="string">
            <text:p text:style-name="P20">El sistema verifica si el cliente tiene cuenta de préstamos. <text:s text:c="4"/>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4.b</text:p>
          </table:table-cell>
          <table:table-cell table:style-name="Tabla38.A2" office:value-type="string">
            <text:p text:style-name="P20">El sistema verificó que el cliente no tiene cuenta de préstam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4.b.1</text:p>
          </table:table-cell>
          <table:table-cell table:style-name="Tabla38.A2" office:value-type="string">
            <text:p text:style-name="P20">El flujo continúa en el paso 2.5 del flujo básic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5</text:p>
          </table:table-cell>
          <table:table-cell table:style-name="Tabla38.A2" office:value-type="string">
            <text:p text:style-name="P20">El sistema verifica que este activo la consulta a la cartera de tiempo air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5.a</text:p>
          </table:table-cell>
          <table:table-cell table:style-name="Tabla38.A2" office:value-type="string">
            <text:p text:style-name="P20">El sistema verifico que si esta activa la consulta de la cartera de tiempo air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5.a.1</text:p>
          </table:table-cell>
          <table:table-cell table:style-name="Tabla38.A2" office:value-type="string">
            <text:p text:style-name="P20">El sistema verifica si el cliente tiene cuenta de tiempo air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5.a.1.a</text:p>
          </table:table-cell>
          <table:table-cell table:style-name="Tabla38.A2" office:value-type="string">
            <text:p text:style-name="P20">El sistema verificó que el cliente si tiene cuenta de tiempo air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5.a.1.b</text:p>
          </table:table-cell>
          <table:table-cell table:style-name="Tabla38.A2" office:value-type="string">
            <text:p text:style-name="P20">El sistema verificó que el cliente no tiene cuenta de tiempo air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E.2.5.a.1.b.1</text:p>
          </table:table-cell>
          <table:table-cell table:style-name="Tabla38.A2" office:value-type="string">
            <text:p text:style-name="P20">El flujo continúa en el paso 3 del flujo básic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3</text:p>
          </table:table-cell>
          <table:table-cell table:style-name="Tabla38.A2" office:value-type="string">
            <text:p text:style-name="P20">El sistema verifica si el cliente tiene puntualidad Z. <text:s text:c="23"/></text:p>
            <text:p text:style-name="P20">3.a.- El sistema verificó que el cliente si tiene <text:s/>puntualidad Z. <text:s text:c="23"/></text:p>
            <text:p text:style-name="P20">3.b.- El sistema verificó que el cliente no tiene <text:s/>puntualidad Z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4</text:p>
          </table:table-cell>
          <table:table-cell table:style-name="Tabla38.A2" office:value-type="string">
            <text:p text:style-name="P20">El sistema despliega la suma de los totales( importe de las compras, importe convenios, saldo total, int adicionales totales, abono base total, vencido total, mínimo a pagar total, salda con total, y bonificacion total ) de todas las cuentas(sin tomar en cuenta la cuenta de plan telefónico) del cliente en la columna de <text:soft-page-break/>totales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2">S5</text:p>
          </table:table-cell>
          <table:table-cell table:style-name="Tabla38.A2" office:value-type="string">
            <text:p text:style-name="P20">Fin de caso de us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26">
          <table:table-cell table:style-name="Tabla38.A2" office:value-type="string">
            <text:p text:style-name="P4">Estado el Caso de Prueba </text:p>
          </table:table-cell>
          <table:table-cell table:style-name="Tabla38.A2" office:value-type="string">
            <text:p text:style-name="P20">En preparación</text:p>
          </table:table-cell>
          <table:table-cell table:style-name="Tabla38.A2" office:value-type="string">
            <text:p text:style-name="P5"/>
          </table:table-cell>
          <table:table-cell table:style-name="Tabla38.D2" office:value-type="string">
            <text:p text:style-name="P6"/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4">Juego de Prueba:</text:p>
          </table:table-cell>
          <table:table-cell table:style-name="Tabla9.B1" table:number-columns-spanned="3" office:value-type="string">
            <text:p text:style-name="P30">CP-0002-04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4">Paso</text:p>
          </table:table-cell>
          <table:table-cell table:style-name="Tabla9.A2" office:value-type="string">
            <text:p text:style-name="P4">Descripción</text:p>
          </table:table-cell>
          <table:table-cell table:style-name="Tabla9.A2" office:value-type="string">
            <text:p text:style-name="P4">Resultado</text:p>
          </table:table-cell>
          <table:table-cell table:style-name="Tabla9.D2" office:value-type="string">
            <text:p text:style-name="P4">ID Problema</text:p>
          </table:table-cell>
        </table:table-row>
        <table:table-row table:style-name="Tabla9.3">
          <table:table-cell table:style-name="Tabla9.A2" office:value-type="string">
            <text:p text:style-name="P32">S1</text:p>
          </table:table-cell>
          <table:table-cell table:style-name="Tabla9.A2" office:value-type="string">
            <text:p text:style-name="P19">El caso de uso inicia cuando se necesita desplegar las cuentas activas del cli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2</text:p>
          </table:table-cell>
          <table:table-cell table:style-name="Tabla9.A2" office:value-type="string">
            <text:p text:style-name="P20">El sistema manda llamar el Servicio donde obtiene las cuentas del cli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.2.1</text:p>
          </table:table-cell>
          <table:table-cell table:style-name="Tabla9.A2" office:value-type="string">
            <text:p text:style-name="P20">El sistema obtiene y muestra los datos( FUM, FSC, Fecha convenio, efectuó convenio, plazo, importe convenio saldo, intereses adicionales, abono base, vencido, mínimo a pagar, salda con, bonificacion e interés adicional primer mes ) de la cuenta de Ropa. <text:s text:c="14"/>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.2.2</text:p>
          </table:table-cell>
          <table:table-cell table:style-name="Tabla9.A2" office:value-type="string">
            <text:p text:style-name="P20">El sistema verifica si el cliente tiene cuenta de segur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.2.2.b</text:p>
          </table:table-cell>
          <table:table-cell table:style-name="Tabla9.A2" office:value-type="string">
            <text:p text:style-name="P20">El sistema verificó que el cliente no tiene cuenta de segur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.2.2.b.1</text:p>
          </table:table-cell>
          <table:table-cell table:style-name="Tabla9.A2" office:value-type="string">
            <text:p text:style-name="P20">El sistema muestra mensaje de ofrecer seguro al cliente en columna de segur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.2.2.b.2</text:p>
          </table:table-cell>
          <table:table-cell table:style-name="Tabla9.A2" office:value-type="string">
            <text:p text:style-name="P20">El flujo continúa en el paso 2.3 del flujo básic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.2.3</text:p>
          </table:table-cell>
          <table:table-cell table:style-name="Tabla9.A2" office:value-type="string">
            <text:p text:style-name="P20">El sistema verifica si el cliente tiene cuentas de muebles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.2.4</text:p>
          </table:table-cell>
          <table:table-cell table:style-name="Tabla9.A2" office:value-type="string">
            <text:p text:style-name="P20">El sistema verifica si el cliente tiene cuenta de préstamos. <text:s text:c="6"/>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.2.5</text:p>
          </table:table-cell>
          <table:table-cell table:style-name="Tabla9.A2" office:value-type="string">
            <text:p text:style-name="P20">El sistema verifica que este activo la consulta a la cartera de tiempo air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.2.5.b</text:p>
          </table:table-cell>
          <table:table-cell table:style-name="Tabla9.A2" office:value-type="string">
            <text:p text:style-name="P20">El sistema verifico que no esta activa la consulta de la cartera de tiempo air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.2.5.b.1</text:p>
          </table:table-cell>
          <table:table-cell table:style-name="Tabla9.A2" office:value-type="string">
            <text:p text:style-name="P20"><text:s/>El flujo continúa en el paso 3 del flujo básic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4</text:p>
          </table:table-cell>
          <table:table-cell table:style-name="Tabla9.A2" office:value-type="string">
            <text:p text:style-name="P20">El sistema despliega la suma de los totales( importe de las compras, importe convenios, saldo total, int adicionales totales, abono base total, vencido total, mínimo a pagar total, salda con total, y bonificacion total ) de todas las cuentas(sin tomar en cuenta la cuenta de plan telefónico) del cliente en la columna de totale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5</text:p>
          </table:table-cell>
          <table:table-cell table:style-name="Tabla9.A2" office:value-type="string">
            <text:p text:style-name="P20">Fin de caso de us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7">
          <table:table-cell table:style-name="Tabla9.A2" office:value-type="string">
            <text:p text:style-name="P4">Estado el Caso de Prueba </text:p>
          </table:table-cell>
          <table:table-cell table:style-name="Tabla9.A2" office:value-type="string">
            <text:p text:style-name="P20">En preparación</text:p>
          </table:table-cell>
          <table:table-cell table:style-name="Tabla9.A2" office:value-type="string">
            <text:p text:style-name="P5"/>
          </table:table-cell>
          <table:table-cell table:style-name="Tabla9.D2" office:value-type="string">
            <text:p text:style-name="P6"/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ext:soft-page-break/>
        <table:table-row table:style-name="Tabla10.1">
          <table:table-cell table:style-name="Tabla10.A1" office:value-type="string">
            <text:p text:style-name="P4">Juego de Prueba:</text:p>
          </table:table-cell>
          <table:table-cell table:style-name="Tabla10.B1" table:number-columns-spanned="3" office:value-type="string">
            <text:p text:style-name="P30">CP-0002-05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">Paso</text:p>
          </table:table-cell>
          <table:table-cell table:style-name="Tabla10.A2" office:value-type="string">
            <text:p text:style-name="P4">Descripción</text:p>
          </table:table-cell>
          <table:table-cell table:style-name="Tabla10.A2" office:value-type="string">
            <text:p text:style-name="P4">Resultado</text:p>
          </table:table-cell>
          <table:table-cell table:style-name="Tabla10.D2" office:value-type="string">
            <text:p text:style-name="P4">ID Problema</text:p>
          </table:table-cell>
        </table:table-row>
        <table:table-row table:style-name="Tabla10.3">
          <table:table-cell table:style-name="Tabla10.A2" office:value-type="string">
            <text:p text:style-name="P32">S1</text:p>
          </table:table-cell>
          <table:table-cell table:style-name="Tabla10.A2" office:value-type="string">
            <text:p text:style-name="P19">El caso de uso inicia cuando se necesita desplegar las cuentas activas del cliente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2</text:p>
          </table:table-cell>
          <table:table-cell table:style-name="Tabla10.A2" office:value-type="string">
            <text:p text:style-name="P20">El sistema manda llamar el Servicio donde obtiene las cuentas del cliente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2.1</text:p>
          </table:table-cell>
          <table:table-cell table:style-name="Tabla10.A2" office:value-type="string">
            <text:p text:style-name="P20">El sistema obtiene y muestra los datos( FUM, FSC, Fecha convenio, efectuó convenio, plazo, importe convenio saldo, intereses adicionales, abono base, vencido, mínimo a pagar, salda con, bonificacion e interés adicional primer mes ) de la cuenta de Ropa. <text:s text:c="14"/>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2.2</text:p>
          </table:table-cell>
          <table:table-cell table:style-name="Tabla10.A2" office:value-type="string">
            <text:p text:style-name="P20">El sistema verifica si el cliente tiene cuenta de segur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2.3</text:p>
          </table:table-cell>
          <table:table-cell table:style-name="Tabla10.A2" office:value-type="string">
            <text:p text:style-name="P20">El sistema verifica si el cliente tiene cuentas de muebles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2.4</text:p>
          </table:table-cell>
          <table:table-cell table:style-name="Tabla10.A2" office:value-type="string">
            <text:p text:style-name="P20">El sistema verifica si el cliente tiene cuenta de préstamos. <text:s text:c="2"/>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2.5</text:p>
          </table:table-cell>
          <table:table-cell table:style-name="Tabla10.A2" office:value-type="string">
            <text:p text:style-name="P20">El sistema verifica que este activo la consulta a la cartera de tiempo aire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2.6</text:p>
          </table:table-cell>
          <table:table-cell table:style-name="Tabla10.A2" office:value-type="string">
            <text:p text:style-name="P20">El sistema verifica si el cliente esta registrado en crédito y casa. 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2.6.a</text:p>
          </table:table-cell>
          <table:table-cell table:style-name="Tabla10.A2" office:value-type="string">
            <text:p text:style-name="P20">El sistema verifico que el cliente si esta registrado en crédito y cas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2.6.a.1</text:p>
          </table:table-cell>
          <table:table-cell table:style-name="Tabla10.A2" office:value-type="string">
            <text:p text:style-name="P20">El sistema solicita las cuentas activas de crédito y cas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2.6.a.1.a</text:p>
          </table:table-cell>
          <table:table-cell table:style-name="Tabla10.A2" office:value-type="string">
            <text:p text:style-name="P20">El sistema identifica que no hay conexión al servidor de crédito y cas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2.6.a.1.a.1</text:p>
          </table:table-cell>
          <table:table-cell table:style-name="Tabla10.A2" office:value-type="string">
            <text:p text:style-name="P20">El sistema muestra en pantalla leyenda "SI EL CLIENTE DESEA ABONAR A CREDITO Y CASA, EFECTUAR EL ABONO EN PAGOS SIN LINEA"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2.6.a.1.a.2</text:p>
          </table:table-cell>
          <table:table-cell table:style-name="Tabla10.A2" office:value-type="string">
            <text:p text:style-name="P20">El flujo continúa en paso 3 del flujo basic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3</text:p>
          </table:table-cell>
          <table:table-cell table:style-name="Tabla10.A2" office:value-type="string">
            <text:p text:style-name="P20">El sistema verifica si el cliente tiene puntualidad Z. <text:s text:c="23"/></text:p>
            <text:p text:style-name="P20">3.a.- El sistema verificó que el cliente si tiene <text:s/>puntualidad Z. <text:s text:c="23"/></text:p>
            <text:p text:style-name="P20">3.b.- El sistema verificó que el cliente no tiene <text:s/>puntualidad Z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4</text:p>
          </table:table-cell>
          <table:table-cell table:style-name="Tabla10.A2" office:value-type="string">
            <text:p text:style-name="P20">El sistema despliega la suma de los totales( importe de las compras, importe convenios, saldo total, int adicionales totales, abono base total, vencido total, mínimo a pagar total, salda con total, y bonificacion total ) de todas las cuentas(sin tomar en cuenta la cuenta de plan telefónico) del cliente en la columna de <text:soft-page-break/>totale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5</text:p>
          </table:table-cell>
          <table:table-cell table:style-name="Tabla10.A2" office:value-type="string">
            <text:p text:style-name="P20">Fin de caso de us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9">
          <table:table-cell table:style-name="Tabla10.A2" office:value-type="string">
            <text:p text:style-name="P4">Estado el Caso de Prueba </text:p>
          </table:table-cell>
          <table:table-cell table:style-name="Tabla10.A2" office:value-type="string">
            <text:p text:style-name="P20">En preparación</text:p>
          </table:table-cell>
          <table:table-cell table:style-name="Tabla10.A2" office:value-type="string">
            <text:p text:style-name="P5"/>
          </table:table-cell>
          <table:table-cell table:style-name="Tabla10.D2" office:value-type="string">
            <text:p text:style-name="P6"/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4">Juego de Prueba:</text:p>
          </table:table-cell>
          <table:table-cell table:style-name="Tabla11.B1" table:number-columns-spanned="3" office:value-type="string">
            <text:p text:style-name="P30">CP-0002-06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4">Paso</text:p>
          </table:table-cell>
          <table:table-cell table:style-name="Tabla11.A2" office:value-type="string">
            <text:p text:style-name="P4">Descripción</text:p>
          </table:table-cell>
          <table:table-cell table:style-name="Tabla11.A2" office:value-type="string">
            <text:p text:style-name="P4">Resultado</text:p>
          </table:table-cell>
          <table:table-cell table:style-name="Tabla11.D2" office:value-type="string">
            <text:p text:style-name="P4">ID Problema</text:p>
          </table:table-cell>
        </table:table-row>
        <table:table-row table:style-name="Tabla11.3">
          <table:table-cell table:style-name="Tabla11.A2" office:value-type="string">
            <text:p text:style-name="P32">S1</text:p>
          </table:table-cell>
          <table:table-cell table:style-name="Tabla11.A2" office:value-type="string">
            <text:p text:style-name="P19">El caso de uso inicia cuando se necesita desplegar las cuentas activas del client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2</text:p>
          </table:table-cell>
          <table:table-cell table:style-name="Tabla11.A2" office:value-type="string">
            <text:p text:style-name="P20">El sistema manda llamar el Servicio donde obtiene las cuentas del cliente.</text:p>
            <text:p text:style-name="P20"/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2.1</text:p>
          </table:table-cell>
          <table:table-cell table:style-name="Tabla11.A2" office:value-type="string">
            <text:p text:style-name="P20">El sistema obtiene y muestra los datos( FUM, FSC, Fecha convenio, efectuó convenio, plazo, importe convenio saldo, intereses adicionales, abono base, vencido, mínimo a pagar, salda con, bonificacion e interés adicional primer mes ) de la cuenta de Ropa. <text:s text:c="14"/>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2.2</text:p>
          </table:table-cell>
          <table:table-cell table:style-name="Tabla11.A2" office:value-type="string">
            <text:p text:style-name="P20">El sistema verifica si el cliente tiene cuenta de seguro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2.3</text:p>
          </table:table-cell>
          <table:table-cell table:style-name="Tabla11.A2" office:value-type="string">
            <text:p text:style-name="P20">El sistema verifica si el cliente tiene cuentas de muebles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2.4</text:p>
          </table:table-cell>
          <table:table-cell table:style-name="Tabla11.A2" office:value-type="string">
            <text:p text:style-name="P20">El sistema verifica si el cliente tiene cuenta de préstamos. <text:s text:c="2"/>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2.5</text:p>
          </table:table-cell>
          <table:table-cell table:style-name="Tabla11.A2" office:value-type="string">
            <text:p text:style-name="P20">El sistema verifica que este activo la consulta a la cartera de tiempo air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2.6</text:p>
          </table:table-cell>
          <table:table-cell table:style-name="Tabla11.A2" office:value-type="string">
            <text:p text:style-name="P20">El sistema verifica si el cliente esta registrado en crédito y casa. 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2.6.a</text:p>
          </table:table-cell>
          <table:table-cell table:style-name="Tabla11.A2" office:value-type="string">
            <text:p text:style-name="P20">El sistema verifico que el cliente si esta registrado en crédito y cas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2.6.a.1</text:p>
          </table:table-cell>
          <table:table-cell table:style-name="Tabla11.A2" office:value-type="string">
            <text:p text:style-name="P20">El sistema solicita las cuentas activas de crédito y cas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2.6.a.2</text:p>
          </table:table-cell>
          <table:table-cell table:style-name="Tabla11.A2" office:value-type="string">
            <text:p text:style-name="P20">El sistema identifica que el cliente no tiene cuentas activas de crédito y cas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2.6.a.2.a</text:p>
          </table:table-cell>
          <table:table-cell table:style-name="Tabla11.A2" office:value-type="string">
            <text:p text:style-name="P20">El sistema identifica que el cliente si tiene cuentas activas de crédito y cas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2.6.a.2.a.1</text:p>
          </table:table-cell>
          <table:table-cell table:style-name="Tabla11.A2" office:value-type="string">
            <text:p text:style-name="P20">El sistema muestra los datos (abono base, vencido y mínimo a pagar)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2.6.a.2.a.2</text:p>
          </table:table-cell>
          <table:table-cell table:style-name="Tabla11.A2" office:value-type="string">
            <text:p text:style-name="P20">l flujo continúa en el paso 3 del flujo básic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3</text:p>
          </table:table-cell>
          <table:table-cell table:style-name="Tabla11.A2" office:value-type="string">
            <text:p text:style-name="P20">El sistema verifica si el cliente tiene puntualidad Z. <text:s text:c="23"/></text:p>
            <text:p text:style-name="P20">3.a.- El sistema verificó que el cliente si tiene <text:s/>puntualidad Z. <text:s text:c="23"/></text:p>
            <text:p text:style-name="P20">3.b.- El sistema verificó que el cliente no tiene <text:s/>puntualidad Z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4</text:p>
          </table:table-cell>
          <table:table-cell table:style-name="Tabla11.A2" office:value-type="string">
            <text:p text:style-name="P20">El sistema despliega la suma de los <text:soft-page-break/>totales( importe de las compras, importe convenios, saldo total, int adicionales totales, abono base total, vencido total, mínimo a pagar total, salda con total, y bonificacion total ) de todas las cuentas(sin tomar en cuenta la cuenta de plan telefónico) del cliente en la columna de totale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5</text:p>
          </table:table-cell>
          <table:table-cell table:style-name="Tabla11.A2" office:value-type="string">
            <text:p text:style-name="P20">Fin de caso de us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20">
          <table:table-cell table:style-name="Tabla11.A2" office:value-type="string">
            <text:p text:style-name="P4">Estado el Caso de Prueba </text:p>
          </table:table-cell>
          <table:table-cell table:style-name="Tabla11.A2" office:value-type="string">
            <text:p text:style-name="P20">En preparación</text:p>
          </table:table-cell>
          <table:table-cell table:style-name="Tabla11.A2" office:value-type="string">
            <text:p text:style-name="P5"/>
          </table:table-cell>
          <table:table-cell table:style-name="Tabla11.D2" office:value-type="string">
            <text:p text:style-name="P6"/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4">Juego de Prueba:</text:p>
          </table:table-cell>
          <table:table-cell table:style-name="Tabla12.B1" table:number-columns-spanned="3" office:value-type="string">
            <text:p text:style-name="P30">CP-0002-07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4">Paso</text:p>
          </table:table-cell>
          <table:table-cell table:style-name="Tabla12.A2" office:value-type="string">
            <text:p text:style-name="P4">Descripción</text:p>
          </table:table-cell>
          <table:table-cell table:style-name="Tabla12.A2" office:value-type="string">
            <text:p text:style-name="P4">Resultado</text:p>
          </table:table-cell>
          <table:table-cell table:style-name="Tabla12.D2" office:value-type="string">
            <text:p text:style-name="P4">ID Problema</text:p>
          </table:table-cell>
        </table:table-row>
        <table:table-row table:style-name="Tabla12.3">
          <table:table-cell table:style-name="Tabla12.A2" office:value-type="string">
            <text:p text:style-name="P32">S1</text:p>
          </table:table-cell>
          <table:table-cell table:style-name="Tabla12.A2" office:value-type="string">
            <text:p text:style-name="P19">El caso de uso inicia cuando se necesita desplegar las cuentas activas del cli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2</text:p>
          </table:table-cell>
          <table:table-cell table:style-name="Tabla12.A2" office:value-type="string">
            <text:p text:style-name="P20">El sistema manda llamar el Servicio donde obtiene las cuentas del cliente.</text:p>
            <text:p text:style-name="P20"/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2.1</text:p>
          </table:table-cell>
          <table:table-cell table:style-name="Tabla12.A2" office:value-type="string">
            <text:p text:style-name="P20">El sistema obtiene y muestra los datos( FUM, FSC, Fecha convenio, efectuó convenio, plazo, importe convenio saldo, intereses adicionales, abono base, vencido, mínimo a pagar, salda con, bonificacion e interés adicional primer mes ) de la cuenta de Ropa. <text:s text:c="14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2.2</text:p>
          </table:table-cell>
          <table:table-cell table:style-name="Tabla12.A2" office:value-type="string">
            <text:p text:style-name="P20">El sistema verifica si el cliente tiene cuenta de seguro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2.3</text:p>
          </table:table-cell>
          <table:table-cell table:style-name="Tabla12.A2" office:value-type="string">
            <text:p text:style-name="P20">El sistema verifica si el cliente tiene cuentas de muebles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2.4</text:p>
          </table:table-cell>
          <table:table-cell table:style-name="Tabla12.A2" office:value-type="string">
            <text:p text:style-name="P20">El sistema verifica si el cliente tiene cuenta de préstamos. <text:s text:c="2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2.5</text:p>
          </table:table-cell>
          <table:table-cell table:style-name="Tabla12.A2" office:value-type="string">
            <text:p text:style-name="P20">El sistema verifica que este activo la consulta a la cartera de tiempo air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2.6</text:p>
          </table:table-cell>
          <table:table-cell table:style-name="Tabla12.A2" office:value-type="string">
            <text:p text:style-name="P20">El sistema verifica si el cliente esta registrado en crédito y casa. 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2.6.a</text:p>
          </table:table-cell>
          <table:table-cell table:style-name="Tabla12.A2" office:value-type="string">
            <text:p text:style-name="P20">El sistema verifico que el cliente si esta registrado en crédito y cas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2.6.a.1</text:p>
          </table:table-cell>
          <table:table-cell table:style-name="Tabla12.A2" office:value-type="string">
            <text:p text:style-name="P20">El sistema solicita las cuentas activas de crédito y cas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2.6.a.2</text:p>
          </table:table-cell>
          <table:table-cell table:style-name="Tabla12.A2" office:value-type="string">
            <text:p text:style-name="P20">El sistema identifica que el cliente no tiene cuentas activas de crédito y cas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2.6.a.3</text:p>
          </table:table-cell>
          <table:table-cell table:style-name="Tabla12.A2" office:value-type="string">
            <text:p text:style-name="P20">El flujo continúa en el paso 3 del flujo bá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4</text:p>
          </table:table-cell>
          <table:table-cell table:style-name="Tabla12.A2" office:value-type="string">
            <text:p text:style-name="P20">El sistema despliega la suma de los totales( importe de las compras, importe convenios, saldo total, int adicionales totales, abono base total, vencido total, mínimo a pagar total, salda con total, y bonificacion total ) de todas las cuentas(sin tomar en cuenta la cuenta <text:soft-page-break/>de plan telefónico) del cliente en la columna de tota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5</text:p>
          </table:table-cell>
          <table:table-cell table:style-name="Tabla12.A2" office:value-type="string">
            <text:p text:style-name="P20">Fin de caso de us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7">
          <table:table-cell table:style-name="Tabla12.A2" office:value-type="string">
            <text:p text:style-name="P4">Estado el Caso de Prueba </text:p>
          </table:table-cell>
          <table:table-cell table:style-name="Tabla12.A2" office:value-type="string">
            <text:p text:style-name="P20">En preparación</text:p>
          </table:table-cell>
          <table:table-cell table:style-name="Tabla12.A2" office:value-type="string">
            <text:p text:style-name="P5"/>
          </table:table-cell>
          <table:table-cell table:style-name="Tabla12.D2" office:value-type="string">
            <text:p text:style-name="P6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4">Juego de Prueba:</text:p>
          </table:table-cell>
          <table:table-cell table:style-name="Tabla13.B1" table:number-columns-spanned="3" office:value-type="string">
            <text:p text:style-name="P30">CP-0002-08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4">Paso</text:p>
          </table:table-cell>
          <table:table-cell table:style-name="Tabla13.A2" office:value-type="string">
            <text:p text:style-name="P4">Descripción</text:p>
          </table:table-cell>
          <table:table-cell table:style-name="Tabla13.A2" office:value-type="string">
            <text:p text:style-name="P4">Resultado</text:p>
          </table:table-cell>
          <table:table-cell table:style-name="Tabla13.D2" office:value-type="string">
            <text:p text:style-name="P4">ID Problema</text:p>
          </table:table-cell>
        </table:table-row>
        <table:table-row table:style-name="Tabla13.3">
          <table:table-cell table:style-name="Tabla13.A2" office:value-type="string">
            <text:p text:style-name="P32">S1</text:p>
          </table:table-cell>
          <table:table-cell table:style-name="Tabla13.A2" office:value-type="string">
            <text:p text:style-name="P19">El caso de uso inicia cuando se necesita desplegar las cuentas activas del cli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2</text:p>
          </table:table-cell>
          <table:table-cell table:style-name="Tabla13.A2" office:value-type="string">
            <text:p text:style-name="P20">El sistema manda llamar el Servicio donde obtiene las cuentas del cliente.</text:p>
            <text:p text:style-name="P20"/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2.1</text:p>
          </table:table-cell>
          <table:table-cell table:style-name="Tabla13.A2" office:value-type="string">
            <text:p text:style-name="P20">El sistema obtiene y muestra los datos( FUM, FSC, Fecha convenio, efectuó convenio, plazo, importe convenio saldo, intereses adicionales, abono base, vencido, mínimo a pagar, salda con, bonificacion e interés adicional primer mes ) de la cuenta de Ropa. <text:s text:c="14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2.2</text:p>
          </table:table-cell>
          <table:table-cell table:style-name="Tabla13.A2" office:value-type="string">
            <text:p text:style-name="P20">El sistema verifica si el cliente tiene cuenta de seguro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2.3</text:p>
          </table:table-cell>
          <table:table-cell table:style-name="Tabla13.A2" office:value-type="string">
            <text:p text:style-name="P20">El sistema verifica si el cliente tiene cuentas de muebles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2.4</text:p>
          </table:table-cell>
          <table:table-cell table:style-name="Tabla13.A2" office:value-type="string">
            <text:p text:style-name="P20">El sistema verifica si el cliente tiene cuenta de préstamos. <text:s text:c="2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2.5</text:p>
          </table:table-cell>
          <table:table-cell table:style-name="Tabla13.A2" office:value-type="string">
            <text:p text:style-name="P20">El sistema verifica que este activo la consulta a la cartera de tiempo air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2.6</text:p>
          </table:table-cell>
          <table:table-cell table:style-name="Tabla13.A2" office:value-type="string">
            <text:p text:style-name="P20">El sistema verifica si el cliente esta registrado en crédito y casa. 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2.6.a</text:p>
          </table:table-cell>
          <table:table-cell table:style-name="Tabla13.A2" office:value-type="string">
            <text:p text:style-name="P20">El sistema verifico que el cliente si esta registrado en crédito y cas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2.6.b</text:p>
          </table:table-cell>
          <table:table-cell table:style-name="Tabla13.A2" office:value-type="string">
            <text:p text:style-name="P20">El sistema verifico que el cliente no esta registrado en crédito y cas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2.6.b.1</text:p>
          </table:table-cell>
          <table:table-cell table:style-name="Tabla13.A2" office:value-type="string">
            <text:p text:style-name="P20"><text:s/>El flujo continúa en el paso 3 del flujo bá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3</text:p>
          </table:table-cell>
          <table:table-cell table:style-name="Tabla13.A2" office:value-type="string">
            <text:p text:style-name="P20">El sistema verifica si el cliente tiene puntualidad Z. <text:s text:c="23"/></text:p>
            <text:p text:style-name="P20">3.a.- El sistema verificó que el cliente si tiene <text:s/>puntualidad Z. <text:s text:c="23"/></text:p>
            <text:p text:style-name="P20">3.b.- El sistema verificó que el cliente no tiene <text:s/>puntualidad Z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4</text:p>
          </table:table-cell>
          <table:table-cell table:style-name="Tabla13.A2" office:value-type="string">
            <text:p text:style-name="P20">El sistema despliega la suma de los totales( importe de las compras, importe convenios, saldo total, int adicionales totales, abono base total, vencido total, mínimo a pagar total, salda con total, y bonificacion total ) de todas las cuentas(sin tomar en cuenta la cuenta de plan telefónico) del cliente en la columna de <text:soft-page-break/>tota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5</text:p>
          </table:table-cell>
          <table:table-cell table:style-name="Tabla13.A2" office:value-type="string">
            <text:p text:style-name="P20">Fin de caso de us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7">
          <table:table-cell table:style-name="Tabla13.A2" office:value-type="string">
            <text:p text:style-name="P4">Estado el Caso de Prueba </text:p>
          </table:table-cell>
          <table:table-cell table:style-name="Tabla13.A2" office:value-type="string">
            <text:p text:style-name="P20">En preparación</text:p>
          </table:table-cell>
          <table:table-cell table:style-name="Tabla13.A2" office:value-type="string">
            <text:p text:style-name="P5"/>
          </table:table-cell>
          <table:table-cell table:style-name="Tabla13.D2" office:value-type="string">
            <text:p text:style-name="P6"/>
          </table:table-cell>
        </table:table-row>
      </table:table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4">Juego de Prueba:</text:p>
          </table:table-cell>
          <table:table-cell table:style-name="Tabla14.B1" table:number-columns-spanned="3" office:value-type="string">
            <text:p text:style-name="P30">CP-0002-09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4">Paso</text:p>
          </table:table-cell>
          <table:table-cell table:style-name="Tabla14.A2" office:value-type="string">
            <text:p text:style-name="P4">Descripción</text:p>
          </table:table-cell>
          <table:table-cell table:style-name="Tabla14.A2" office:value-type="string">
            <text:p text:style-name="P4">Resultado</text:p>
          </table:table-cell>
          <table:table-cell table:style-name="Tabla14.D2" office:value-type="string">
            <text:p text:style-name="P4">ID Problema</text:p>
          </table:table-cell>
        </table:table-row>
        <table:table-row table:style-name="Tabla14.3">
          <table:table-cell table:style-name="Tabla14.A2" office:value-type="string">
            <text:p text:style-name="P32">S1</text:p>
          </table:table-cell>
          <table:table-cell table:style-name="Tabla14.A2" office:value-type="string">
            <text:p text:style-name="P19">El caso de uso inicia cuando se necesita desplegar las cuentas activas del cli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2</text:p>
          </table:table-cell>
          <table:table-cell table:style-name="Tabla14.A2" office:value-type="string">
            <text:p text:style-name="P20">El sistema manda llamar el Servicio donde obtiene las cuentas del cliente.</text:p>
            <text:p text:style-name="P20"/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2.1</text:p>
          </table:table-cell>
          <table:table-cell table:style-name="Tabla14.A2" office:value-type="string">
            <text:p text:style-name="P20">El sistema obtiene y muestra los datos( FUM, FSC, Fecha convenio, efectuó convenio, plazo, importe convenio saldo, intereses adicionales, abono base, vencido, mínimo a pagar, salda con, bonificacion e interés adicional primer mes ) de la cuenta de Ropa. <text:s text:c="14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2.2</text:p>
          </table:table-cell>
          <table:table-cell table:style-name="Tabla14.A2" office:value-type="string">
            <text:p text:style-name="P20">El sistema verifica si el cliente tiene cuenta de segur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2.3</text:p>
          </table:table-cell>
          <table:table-cell table:style-name="Tabla14.A2" office:value-type="string">
            <text:p text:style-name="P20">El sistema verifica si el cliente tiene cuentas de muebles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2.4</text:p>
          </table:table-cell>
          <table:table-cell table:style-name="Tabla14.A2" office:value-type="string">
            <text:p text:style-name="P20">El sistema verifica si el cliente tiene cuenta de préstamos. <text:s text:c="2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2.5</text:p>
          </table:table-cell>
          <table:table-cell table:style-name="Tabla14.A2" office:value-type="string">
            <text:p text:style-name="P20">El sistema verifica que este activo la consulta a la cartera de tiempo air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2.6</text:p>
          </table:table-cell>
          <table:table-cell table:style-name="Tabla14.A2" office:value-type="string">
            <text:p text:style-name="P20">El sistema verifica si el cliente esta registrado en crédito y casa. 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2.7</text:p>
          </table:table-cell>
          <table:table-cell table:style-name="Tabla14.A2" office:value-type="string">
            <text:p text:style-name="P20">El sistema verifica si el cliente tiene cuenta de plan telefón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2.7.a</text:p>
          </table:table-cell>
          <table:table-cell table:style-name="Tabla14.A2" office:value-type="string">
            <text:p text:style-name="P20">El sistema verificó que el cliente si tiene cuenta de plan telefón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2.7.a.1</text:p>
          </table:table-cell>
          <table:table-cell table:style-name="Tabla14.A2" office:value-type="string">
            <text:p text:style-name="P20">El sistema obtiene y muestra los datos(tienda, factura, fecha compra, importe y plazo) de la cuenta de plan telefón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2.7.a.2</text:p>
          </table:table-cell>
          <table:table-cell table:style-name="Tabla14.A2" office:value-type="string">
            <text:p text:style-name="P20"><text:s/>El flujo continúa en el paso 2.8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2.8.a</text:p>
          </table:table-cell>
          <table:table-cell table:style-name="Tabla14.A2" office:value-type="string">
            <text:p text:style-name="P20">El sistema valida quel el cliente tiene cuenta revolv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2.8.a.1</text:p>
          </table:table-cell>
          <table:table-cell table:style-name="Tabla14.A2" office:value-type="string">
            <text:p text:style-name="P20">El sistema obtiene los datos( FUM, FSC, Fecha convenio, efectuó convenio, plazo, importe convenio, saldo, intereses adicionales,</text:p>
            <text:p text:style-name="P20"><text:s text:c="32"/>abono base, vencido, mínimo a pagar, salda con y bonificacion ) de la cuenta revolv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2.8.a.2</text:p>
          </table:table-cell>
          <table:table-cell table:style-name="Tabla14.A2" office:value-type="string">
            <text:p text:style-name="P20">El flujo continúa en el paso 3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3</text:p>
          </table:table-cell>
          <table:table-cell table:style-name="Tabla14.A2" office:value-type="string">
            <text:p text:style-name="P20">El sistema verifica si el cliente tiene puntualidad <text:soft-page-break/>Z. <text:s text:c="23"/></text:p>
            <text:p text:style-name="P20">3.a.- El sistema verificó que el cliente si tiene <text:s/>puntualidad Z. <text:s text:c="23"/></text:p>
            <text:p text:style-name="P20">3.b.- El sistema verificó que el cliente no tiene <text:s/>puntualidad Z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4</text:p>
          </table:table-cell>
          <table:table-cell table:style-name="Tabla14.A2" office:value-type="string">
            <text:p text:style-name="P20">El sistema despliega la suma de los totales( importe de las compras, importe convenios, saldo total, int adicionales totales, abono base total, vencido total, mínimo a pagar total, salda con total, y bonificacion total ) de todas las cuentas(sin tomar en cuenta la cuenta de plan telefónico) del cliente en la columna de totale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5</text:p>
          </table:table-cell>
          <table:table-cell table:style-name="Tabla14.A2" office:value-type="string">
            <text:p text:style-name="P20">Fin de caso de us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21">
          <table:table-cell table:style-name="Tabla14.A2" office:value-type="string">
            <text:p text:style-name="P4">Estado el Caso de Prueba </text:p>
          </table:table-cell>
          <table:table-cell table:style-name="Tabla14.A2" office:value-type="string">
            <text:p text:style-name="P20">En preparación</text:p>
          </table:table-cell>
          <table:table-cell table:style-name="Tabla14.A2" office:value-type="string">
            <text:p text:style-name="P5"/>
          </table:table-cell>
          <table:table-cell table:style-name="Tabla14.D2" office:value-type="string">
            <text:p text:style-name="P6"/>
          </table:table-cell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4">Juego de Prueba:</text:p>
          </table:table-cell>
          <table:table-cell table:style-name="Tabla15.B1" table:number-columns-spanned="3" office:value-type="string">
            <text:p text:style-name="P30">CP-0002-10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4">Paso</text:p>
          </table:table-cell>
          <table:table-cell table:style-name="Tabla15.A2" office:value-type="string">
            <text:p text:style-name="P4">Descripción</text:p>
          </table:table-cell>
          <table:table-cell table:style-name="Tabla15.A2" office:value-type="string">
            <text:p text:style-name="P4">Resultado</text:p>
          </table:table-cell>
          <table:table-cell table:style-name="Tabla15.D2" office:value-type="string">
            <text:p text:style-name="P4">ID Problema</text:p>
          </table:table-cell>
        </table:table-row>
        <table:table-row table:style-name="Tabla15.3">
          <table:table-cell table:style-name="Tabla15.A2" office:value-type="string">
            <text:p text:style-name="P32">S1</text:p>
          </table:table-cell>
          <table:table-cell table:style-name="Tabla15.A2" office:value-type="string">
            <text:p text:style-name="P19">El caso de uso inicia cuando se necesita desplegar las cuentas activas del cli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2</text:p>
          </table:table-cell>
          <table:table-cell table:style-name="Tabla15.A2" office:value-type="string">
            <text:p text:style-name="P20">El sistema manda llamar el Servicio donde obtiene las cuentas del cliente.</text:p>
            <text:p text:style-name="P20"/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2.1</text:p>
          </table:table-cell>
          <table:table-cell table:style-name="Tabla15.A2" office:value-type="string">
            <text:p text:style-name="P20">El sistema obtiene y muestra los datos( FUM, FSC, Fecha convenio, efectuó convenio, plazo, importe convenio saldo, intereses adicionales, abono base, vencido, mínimo a pagar, salda con, bonificacion e interés adicional primer mes ) de la cuenta de Ropa. <text:s text:c="14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2.2</text:p>
          </table:table-cell>
          <table:table-cell table:style-name="Tabla15.A2" office:value-type="string">
            <text:p text:style-name="P20">El sistema verifica si el cliente tiene cuenta de seguro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2.3</text:p>
          </table:table-cell>
          <table:table-cell table:style-name="Tabla15.A2" office:value-type="string">
            <text:p text:style-name="P20">El sistema verifica si el cliente tiene cuentas de muebles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2.4</text:p>
          </table:table-cell>
          <table:table-cell table:style-name="Tabla15.A2" office:value-type="string">
            <text:p text:style-name="P20">El sistema verifica si el cliente tiene cuenta de préstamos. <text:s text:c="2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2.5</text:p>
          </table:table-cell>
          <table:table-cell table:style-name="Tabla15.A2" office:value-type="string">
            <text:p text:style-name="P20">El sistema verifica que este activo la consulta a la cartera de tiempo air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2.6</text:p>
          </table:table-cell>
          <table:table-cell table:style-name="Tabla15.A2" office:value-type="string">
            <text:p text:style-name="P20">El sistema verifica si el cliente esta registrado en crédito y casa. 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2.7</text:p>
          </table:table-cell>
          <table:table-cell table:style-name="Tabla15.A2" office:value-type="string">
            <text:p text:style-name="P20">El sistema verifica si el cliente tiene cuenta de plan telefón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2.7.a</text:p>
          </table:table-cell>
          <table:table-cell table:style-name="Tabla15.A2" office:value-type="string">
            <text:p text:style-name="P20">El sistema verificó que el cliente si tiene cuenta de plan telefón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2.7.b</text:p>
          </table:table-cell>
          <table:table-cell table:style-name="Tabla15.A2" office:value-type="string">
            <text:p text:style-name="P20">El sistema verificó que el cliente no tiene cuenta de plan telefón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2.7.b.1</text:p>
          </table:table-cell>
          <table:table-cell table:style-name="Tabla15.A2" office:value-type="string">
            <text:p text:style-name="P20">El Flujo continúa en el paso 2.8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ext:soft-page-break/>
        <table:table-row table:style-name="Tabla15.3">
          <table:table-cell table:style-name="Tabla15.A2" office:value-type="string">
            <text:p text:style-name="P32">SE2.8.a</text:p>
          </table:table-cell>
          <table:table-cell table:style-name="Tabla15.A2" office:value-type="string">
            <text:p text:style-name="P20">El sistema valida quel el cliente tiene cuenta revolv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2.8.a.1</text:p>
          </table:table-cell>
          <table:table-cell table:style-name="Tabla15.A2" office:value-type="string">
            <text:p text:style-name="P20">El sistema obtiene los datos( FUM, FSC, Fecha convenio, efectuó convenio, plazo, importe convenio, saldo, intereses adicionales,</text:p>
            <text:p text:style-name="P20"><text:s text:c="32"/>abono base, vencido, mínimo a pagar, salda con y bonificacion ) de la cuenta revolv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2.8.a.2</text:p>
          </table:table-cell>
          <table:table-cell table:style-name="Tabla15.A2" office:value-type="string">
            <text:p text:style-name="P20">El flujo continúa en el paso 3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3</text:p>
          </table:table-cell>
          <table:table-cell table:style-name="Tabla15.A2" office:value-type="string">
            <text:p text:style-name="P20">El sistema verifica si el cliente tiene puntualidad Z. <text:s text:c="23"/></text:p>
            <text:p text:style-name="P20">3.a.- El sistema verificó que el cliente si tiene <text:s/>puntualidad Z. <text:s text:c="23"/></text:p>
            <text:p text:style-name="P20">3.b.- El sistema verificó que el cliente no tiene <text:s/>puntualidad Z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4</text:p>
          </table:table-cell>
          <table:table-cell table:style-name="Tabla15.A2" office:value-type="string">
            <text:p text:style-name="P20">El sistema despliega la suma de los totales( importe de las compras, importe convenios, saldo total, int adicionales totales, abono base total, vencido total, mínimo a pagar total, salda con total, y bonificacion total ) de todas las cuentas(sin tomar en cuenta la cuenta de plan telefónico) del cliente en la columna de totale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5</text:p>
          </table:table-cell>
          <table:table-cell table:style-name="Tabla15.A2" office:value-type="string">
            <text:p text:style-name="P20">Fin de caso de us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21">
          <table:table-cell table:style-name="Tabla15.A2" office:value-type="string">
            <text:p text:style-name="P4">Estado el Caso de Prueba </text:p>
          </table:table-cell>
          <table:table-cell table:style-name="Tabla15.A2" office:value-type="string">
            <text:p text:style-name="P20">En preparación</text:p>
          </table:table-cell>
          <table:table-cell table:style-name="Tabla15.A2" office:value-type="string">
            <text:p text:style-name="P5"/>
          </table:table-cell>
          <table:table-cell table:style-name="Tabla15.D2" office:value-type="string">
            <text:p text:style-name="P6"/>
          </table:table-cell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4">Juego de Prueba:</text:p>
          </table:table-cell>
          <table:table-cell table:style-name="Tabla16.B1" table:number-columns-spanned="3" office:value-type="string">
            <text:p text:style-name="P30">CP-0002-11</text:p>
          </table:table-cell>
          <table:covered-table-cell/>
          <table:covered-table-cell/>
        </table:table-row>
        <table:table-row table:style-name="Tabla16.1">
          <table:table-cell table:style-name="Tabla16.A2" office:value-type="string">
            <text:p text:style-name="P4">Paso</text:p>
          </table:table-cell>
          <table:table-cell table:style-name="Tabla16.A2" office:value-type="string">
            <text:p text:style-name="P4">Descripción</text:p>
          </table:table-cell>
          <table:table-cell table:style-name="Tabla16.A2" office:value-type="string">
            <text:p text:style-name="P4">Resultado</text:p>
          </table:table-cell>
          <table:table-cell table:style-name="Tabla16.D2" office:value-type="string">
            <text:p text:style-name="P4">ID Problema</text:p>
          </table:table-cell>
        </table:table-row>
        <table:table-row table:style-name="Tabla16.3">
          <table:table-cell table:style-name="Tabla16.A2" office:value-type="string">
            <text:p text:style-name="P32">S1</text:p>
          </table:table-cell>
          <table:table-cell table:style-name="Tabla16.A2" office:value-type="string">
            <text:p text:style-name="P19">El caso de uso inicia cuando se necesita desplegar las cuentas activas del cliente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2</text:p>
          </table:table-cell>
          <table:table-cell table:style-name="Tabla16.A2" office:value-type="string">
            <text:p text:style-name="P20">El sistema manda llamar el Servicio donde obtiene las cuentas del cliente.</text:p>
            <text:p text:style-name="P20"/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5">
          <table:table-cell table:style-name="Tabla16.A2" office:value-type="string">
            <text:p text:style-name="P32">S3</text:p>
          </table:table-cell>
          <table:table-cell table:style-name="Tabla16.A2" office:value-type="string">
            <text:p text:style-name="P20">El sistema verifica si el cliente tiene puntualidad Z. <text:s text:c="23"/></text:p>
            <text:p text:style-name="P20">3.a.- El sistema verificó que el cliente si tiene <text:s/>puntualidad Z. <text:s text:c="23"/></text:p>
            <text:p text:style-name="P20">3.b.- El sistema verificó que el cliente no tiene <text:s/>puntualidad Z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</text:p>
          </table:table-cell>
          <table:table-cell table:style-name="Tabla16.A2" office:value-type="string">
            <text:p text:style-name="P20">El sistema verificó que el cliente si tiene <text:s/>puntualidad Z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1</text:p>
          </table:table-cell>
          <table:table-cell table:style-name="Tabla16.A2" office:value-type="string">
            <text:p text:style-name="P20">El sistema empieza a consultar si el cliente tiene cuenta perdida de Ropa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1.a</text:p>
          </table:table-cell>
          <table:table-cell table:style-name="Tabla16.A2" office:value-type="string">
            <text:p text:style-name="P20">El sistema encuentra que el cliente tiene una cuenta perdida de Ropa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ext:soft-page-break/>
        <table:table-row table:style-name="Tabla16.3">
          <table:table-cell table:style-name="Tabla16.A2" office:value-type="string">
            <text:p text:style-name="P32">SE.3.a.1.a.1</text:p>
          </table:table-cell>
          <table:table-cell table:style-name="Tabla16.A2" office:value-type="string">
            <text:p text:style-name="P20">El sistema obtiene y muestra los datos(tienda, nota, fecha compra, saldo) de la cuenta perdida de Ropa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1.a.2</text:p>
          </table:table-cell>
          <table:table-cell table:style-name="Tabla16.A2" office:value-type="string">
            <text:p text:style-name="P20">El Flujo continúa en el paso 3.a.2.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2</text:p>
          </table:table-cell>
          <table:table-cell table:style-name="Tabla16.A2" office:value-type="string">
            <text:p text:style-name="P20">El sistema empieza a consultar si el cliente tiene cuenta perdida de Mueble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2.a</text:p>
          </table:table-cell>
          <table:table-cell table:style-name="Tabla16.A2" office:value-type="string">
            <text:p text:style-name="P20">El sistema encuentra que el cliente tiene cuentas perdidas de Mueble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2.a.1</text:p>
          </table:table-cell>
          <table:table-cell table:style-name="Tabla16.A2" office:value-type="string">
            <text:p text:style-name="P20">El sistema obtiene y muestra los datos(tienda, factura, fecha compra, saldo) de las cuentas perdida de Mueble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2.a.2</text:p>
          </table:table-cell>
          <table:table-cell table:style-name="Tabla16.A2" office:value-type="string">
            <text:p text:style-name="P20">El Flujo continúa en el paso 3.a.3.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3</text:p>
          </table:table-cell>
          <table:table-cell table:style-name="Tabla16.A2" office:value-type="string">
            <text:p text:style-name="P20">El sistema empieza a consultar si el cliente tiene cuenta perdida de Prestam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3.a</text:p>
          </table:table-cell>
          <table:table-cell table:style-name="Tabla16.A2" office:value-type="string">
            <text:p text:style-name="P20">El sistema encuentra que el cliente tiene una cuenta perdida de Préstam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3.a.1</text:p>
          </table:table-cell>
          <table:table-cell table:style-name="Tabla16.A2" office:value-type="string">
            <text:p text:style-name="P20">El sistema obtiene y muestra los datos(tienda, factura, fecha compra, saldo) de la cuenta perdida de Préstam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3.a.2</text:p>
          </table:table-cell>
          <table:table-cell table:style-name="Tabla16.A2" office:value-type="string">
            <text:p text:style-name="P20">El Flujo continúa en el paso 3.a.4.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4</text:p>
          </table:table-cell>
          <table:table-cell table:style-name="Tabla16.A2" office:value-type="string">
            <text:p text:style-name="P20">El sistema empieza a consultar si el cliente tiene cuenta perdida de Deuda Bancoppel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4.a</text:p>
          </table:table-cell>
          <table:table-cell table:style-name="Tabla16.A2" office:value-type="string">
            <text:p text:style-name="P20">El sistema encuentra que el cliente tiene una cuenta perdida de Deuda Bancoppel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4.a.1</text:p>
          </table:table-cell>
          <table:table-cell table:style-name="Tabla16.A2" office:value-type="string">
            <text:p text:style-name="P20">El sistema obtiene y muestra los datos(tienda, factura, fecha compra, saldo) de la cuenta perdida de Deuda Bancoppel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4.a.2</text:p>
          </table:table-cell>
          <table:table-cell table:style-name="Tabla16.A2" office:value-type="string">
            <text:p text:style-name="P20">El Flujo continúa en el paso 3.a.5.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5</text:p>
          </table:table-cell>
          <table:table-cell table:style-name="Tabla16.A2" office:value-type="string">
            <text:p text:style-name="P20">El sistema empieza a consultar si el cliente tiene cuenta perdida de Tiempo Aire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5.a</text:p>
          </table:table-cell>
          <table:table-cell table:style-name="Tabla16.A2" office:value-type="string">
            <text:p text:style-name="P20">El sistema encuentra que el cliente tiene una cuenta perdida de Tiempo Aire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5.a.1</text:p>
          </table:table-cell>
          <table:table-cell table:style-name="Tabla16.A2" office:value-type="string">
            <text:p text:style-name="P20">El sistema obtiene y muestra los datos(tienda, nota, fecha compra, saldo) de la cuenta perdida de Tiempo Aire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5.a.2</text:p>
          </table:table-cell>
          <table:table-cell table:style-name="Tabla16.A2" office:value-type="string">
            <text:p text:style-name="P20">El Flujo continúa en el paso 3.a.6.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a.6</text:p>
          </table:table-cell>
          <table:table-cell table:style-name="Tabla16.A2" office:value-type="string">
            <text:p text:style-name="P20">El Flujo continúa en el paso 4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4</text:p>
          </table:table-cell>
          <table:table-cell table:style-name="Tabla16.A2" office:value-type="string">
            <text:p text:style-name="P20">El sistema despliega la suma de los totales( importe de las compras, importe convenios, saldo total, int adicionales totales, abono base total, vencido total, mínimo a pagar total, salda con total, y bonificacion total ) de <text:soft-page-break/>todas las cuentas(sin tomar en cuenta la cuenta de plan telefónico) del cliente en la columna de totale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5</text:p>
          </table:table-cell>
          <table:table-cell table:style-name="Tabla16.A2" office:value-type="string">
            <text:p text:style-name="P20">Fin de caso de us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0">
          <table:table-cell table:style-name="Tabla16.A2" office:value-type="string">
            <text:p text:style-name="P4">Estado el Caso de Prueba </text:p>
          </table:table-cell>
          <table:table-cell table:style-name="Tabla16.A2" office:value-type="string">
            <text:p text:style-name="P20">En preparación</text:p>
          </table:table-cell>
          <table:table-cell table:style-name="Tabla16.A2" office:value-type="string">
            <text:p text:style-name="P5"/>
          </table:table-cell>
          <table:table-cell table:style-name="Tabla16.D2" office:value-type="string">
            <text:p text:style-name="P6"/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4">Juego de Prueba:</text:p>
          </table:table-cell>
          <table:table-cell table:style-name="Tabla17.B1" table:number-columns-spanned="3" office:value-type="string">
            <text:p text:style-name="P30">CP-0002-12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4">Paso</text:p>
          </table:table-cell>
          <table:table-cell table:style-name="Tabla17.A2" office:value-type="string">
            <text:p text:style-name="P4">Descripción</text:p>
          </table:table-cell>
          <table:table-cell table:style-name="Tabla17.A2" office:value-type="string">
            <text:p text:style-name="P4">Resultado</text:p>
          </table:table-cell>
          <table:table-cell table:style-name="Tabla17.D2" office:value-type="string">
            <text:p text:style-name="P4">ID Problema</text:p>
          </table:table-cell>
        </table:table-row>
        <table:table-row table:style-name="Tabla17.3">
          <table:table-cell table:style-name="Tabla17.A2" office:value-type="string">
            <text:p text:style-name="P32">S1</text:p>
          </table:table-cell>
          <table:table-cell table:style-name="Tabla17.A2" office:value-type="string">
            <text:p text:style-name="P19">El caso de uso inicia cuando se necesita desplegar las cuentas activas del cliente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2</text:p>
          </table:table-cell>
          <table:table-cell table:style-name="Tabla17.A2" office:value-type="string">
            <text:p text:style-name="P20">El sistema manda llamar el Servicio donde obtiene las cuentas del cliente.</text:p>
            <text:p text:style-name="P20"/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3</text:p>
          </table:table-cell>
          <table:table-cell table:style-name="Tabla17.A2" office:value-type="string">
            <text:p text:style-name="P20">El sistema verifica si el cliente tiene puntualidad Z. <text:s text:c="23"/></text:p>
            <text:p text:style-name="P20">3.a.- El sistema verificó que el cliente si tiene <text:s/>puntualidad Z. <text:s text:c="23"/></text:p>
            <text:p text:style-name="P20">3.b.- El sistema verificó que el cliente no tiene <text:s/>puntualidad Z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</text:p>
          </table:table-cell>
          <table:table-cell table:style-name="Tabla17.A2" office:value-type="string">
            <text:p text:style-name="P20">El sistema verificó que el cliente si tiene <text:s/>puntualidad Z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1</text:p>
          </table:table-cell>
          <table:table-cell table:style-name="Tabla17.A2" office:value-type="string">
            <text:p text:style-name="P20">El sistema empieza a consultar si el cliente tiene cuenta perdida de Ropa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1.a</text:p>
          </table:table-cell>
          <table:table-cell table:style-name="Tabla17.A2" office:value-type="string">
            <text:p text:style-name="P20">El sistema encuentra que el cliente tiene una cuenta perdida de Ropa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1.b</text:p>
          </table:table-cell>
          <table:table-cell table:style-name="Tabla17.A2" office:value-type="string">
            <text:p text:style-name="P20">El sistema encuentra que el cliente no tiene una cuenta perdida de Ropa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1.b.1</text:p>
          </table:table-cell>
          <table:table-cell table:style-name="Tabla17.A2" office:value-type="string">
            <text:p text:style-name="P20">El Flujo continúa en el paso 3.a.2.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2</text:p>
          </table:table-cell>
          <table:table-cell table:style-name="Tabla17.A2" office:value-type="string">
            <text:p text:style-name="P20">El sistema empieza a consultar si el cliente tiene cuenta perdida de Mueble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2.a</text:p>
          </table:table-cell>
          <table:table-cell table:style-name="Tabla17.A2" office:value-type="string">
            <text:p text:style-name="P20">El sistema encuentra que el cliente tiene cuentas perdidas de Mueble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2.b</text:p>
          </table:table-cell>
          <table:table-cell table:style-name="Tabla17.A2" office:value-type="string">
            <text:p text:style-name="P20">El sistema encuentra que el cliente no tiene una cuenra perdida de Mueble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2.b.1</text:p>
          </table:table-cell>
          <table:table-cell table:style-name="Tabla17.A2" office:value-type="string">
            <text:p text:style-name="P20">El Flujo continúa en el paso 3.a.3.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5">
          <table:table-cell table:style-name="Tabla17.A2" office:value-type="string">
            <text:p text:style-name="P32">SE.3.a.3</text:p>
          </table:table-cell>
          <table:table-cell table:style-name="Tabla17.A2" office:value-type="string">
            <text:p text:style-name="P20">El sistema empieza a consultar si el cliente tiene cuenta perdida de Prestam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3.a</text:p>
          </table:table-cell>
          <table:table-cell table:style-name="Tabla17.A2" office:value-type="string">
            <text:p text:style-name="P20">El sistema encuentra que el cliente tiene una cuenta perdida de Préstam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3.b</text:p>
          </table:table-cell>
          <table:table-cell table:style-name="Tabla17.A2" office:value-type="string">
            <text:p text:style-name="P20">El sistema encuentra que el cliente no tiene una cuenta perdida de Prestam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3.b.1</text:p>
          </table:table-cell>
          <table:table-cell table:style-name="Tabla17.A2" office:value-type="string">
            <text:p text:style-name="P20">El Flujo continúa en el paso 3.a.4.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ext:soft-page-break/>
        <table:table-row table:style-name="Tabla17.3">
          <table:table-cell table:style-name="Tabla17.A2" office:value-type="string">
            <text:p text:style-name="P32">SE.3.a.4</text:p>
          </table:table-cell>
          <table:table-cell table:style-name="Tabla17.A2" office:value-type="string">
            <text:p text:style-name="P20"><text:s/>El sistema empieza a consultar si el cliente tiene cuenta perdida de Deuda Bancoppe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4.b</text:p>
          </table:table-cell>
          <table:table-cell table:style-name="Tabla17.A2" office:value-type="string">
            <text:p text:style-name="P20">El sistema encuentra que el cliente no tiene una cuenta perdida de Deuda Bancoppe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4.b.1</text:p>
          </table:table-cell>
          <table:table-cell table:style-name="Tabla17.A2" office:value-type="string">
            <text:p text:style-name="P20">El Flujo continúa en el paso 3.a.5.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5</text:p>
          </table:table-cell>
          <table:table-cell table:style-name="Tabla17.A2" office:value-type="string">
            <text:p text:style-name="P20">El sistema empieza a consultar si el cliente tiene cuenta perdida de Tiempo Aire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5.b</text:p>
          </table:table-cell>
          <table:table-cell table:style-name="Tabla17.A2" office:value-type="string">
            <text:p text:style-name="P20">El sistema encuentra que el cliente no tiene una cuenta perdida de Tiempo Aire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5.b.1</text:p>
          </table:table-cell>
          <table:table-cell table:style-name="Tabla17.A2" office:value-type="string">
            <text:p text:style-name="P20">El Flujo continúa en el paso 3.a.6.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a.6</text:p>
          </table:table-cell>
          <table:table-cell table:style-name="Tabla17.A2" office:value-type="string">
            <text:p text:style-name="P20">El Flujo continúa en el paso 4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4</text:p>
          </table:table-cell>
          <table:table-cell table:style-name="Tabla17.A2" office:value-type="string">
            <text:p text:style-name="P20">El sistema despliega la suma de los totales( importe de las compras, importe convenios, saldo total, int adicionales totales, abono base total, vencido total, mínimo a pagar total, salda con total, y bonificacion total ) de todas las cuentas(sin tomar en cuenta la cuenta de plan telefónico) del cliente en la columna de totale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5</text:p>
          </table:table-cell>
          <table:table-cell table:style-name="Tabla17.A2" office:value-type="string">
            <text:p text:style-name="P20">Fin de caso de us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28">
          <table:table-cell table:style-name="Tabla17.A2" office:value-type="string">
            <text:p text:style-name="P4">Estado el Caso de Prueba </text:p>
          </table:table-cell>
          <table:table-cell table:style-name="Tabla17.A2" office:value-type="string">
            <text:p text:style-name="P20">En preparación</text:p>
          </table:table-cell>
          <table:table-cell table:style-name="Tabla17.A2" office:value-type="string">
            <text:p text:style-name="P5"/>
          </table:table-cell>
          <table:table-cell table:style-name="Tabla17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3.002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6cm" fo:margin-right="0cm" fo:line-height="150%" fo:text-align="center" style:justify-single-word="false" fo:text-indent="0.376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line-height="150%" fo:keep-with-next="always"/>
      <style:text-properties fo:color="#008000" style:font-name="Arial"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 Narrow" fo:font-size="12pt" fo:font-weight="bold" style:letter-kerning="true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Arial Narrow" fo:font-size="12pt" style:letter-kerning="true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Arial Narrow"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1pt" style:letter-kerning="true" style:font-size-asian="11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6.575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 Narrow" fo:font-size="18pt" fo:letter-spacing="0.035cm" fo:font-weight="bold" style:font-size-asian="18pt" style:font-weight-asian="bold"/>
    </style:style>
    <style:style style:name="Subtitle" style:family="paragraph" style:parent-style-name="Standard" style:next-style-name="Standard" style:class="chapter">
      <style:paragraph-properties fo:margin-top="0.423cm" fo:margin-bottom="0.212cm" fo:text-align="center" style:justify-single-word="false" fo:keep-with-next="always" style:text-autospace="none" style:punctuation-wrap="simple" style:vertical-align="baseline"/>
      <style:text-properties style:font-name="Arial" fo:font-size="12pt" fo:language="en" fo:country="US" fo:font-weight="bold" style:font-size-asian="12pt" style:font-weight-asian="bold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Texto_20_de_20_bloque" style:display-name="Texto de bloque" style:family="paragraph" style:parent-style-name="Standard">
      <style:paragraph-properties fo:margin-left="1cm" fo:margin-right="1cm" fo:text-indent="0cm" style:auto-text-indent="false" fo:padding-left="0.141cm" fo:padding-right="0.141cm" fo:padding-top="0.035cm" fo:padding-bottom="0.035cm" fo:border="0.018cm solid #000000"/>
      <style:text-properties style:font-name="Arial" fo:font-size="9pt" style:font-size-asian="9pt"/>
    </style:style>
    <style:style style:name="InfoBlue" style:family="paragraph" style:parent-style-name="Standard" style:next-style-name="Text_20_body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Arial Narrow" fo:font-size="12pt" fo:letter-spacing="0.035cm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1.501cm" fo:margin-right="0cm" fo:line-height="15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Garamond" fo:language="en" fo:country="US" style:letter-kerning="true" style:font-name-complex="Arial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style:font-name="Arial" fo:language="en" fo:country="US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/>
    </style:style>
    <style:style style:name="ViñetaBlanc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Blanca2" style:family="paragraph" style:parent-style-name="Standard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 style:font-weight-complex="bold"/>
    </style:style>
    <style:style style:name="ViñetaNegra2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ViñetaNegr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TextoNivel2" style:family="paragraph" style:parent-style-name="Heading_20_2">
      <style:paragraph-properties fo:margin-left="1.39cm" fo:margin-right="0cm" fo:text-align="justify" style:justify-single-word="false" fo:text-indent="0cm" style:auto-text-indent="false" fo:keep-with-next="auto"/>
      <style:text-properties fo:font-size="11pt" fo:letter-spacing="normal" fo:font-weight="normal" style:font-size-asian="11pt" style:font-weight-asian="normal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fo:font-weight="bold" style:font-weight-asian="bold"/>
    </style:style>
    <style:style style:name="WW8Num1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5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WW8Num3z1" style:family="text">
      <style:text-properties style:font-name="Courier New"/>
    </style:style>
    <style:style style:name="WW8Num4z0" style:family="text">
      <style:text-properties style:font-name="Arial Narrow"/>
    </style:style>
    <style:style style:name="WW8Num5z0" style:family="text">
      <style:text-properties style:font-name="Wingdings" fo:font-size="8pt" style:font-size-asian="8pt"/>
    </style:style>
    <style:style style:name="WW8Num5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6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fo:font-size="8pt" style:font-size-asian="8pt"/>
    </style:style>
    <style:style style:name="WW-Absatz-Standardschriftart1" style:family="text"/>
    <style:style style:name="WW8Num2z1" style:family="text">
      <style:text-properties style:font-name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7z0" style:family="text">
      <style:text-properties style:font-name="Arial Narrow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9z2" style:family="text">
      <style:text-properties fo:font-size="12pt" style:font-size-asian="12pt" style:font-size-complex="12pt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9z5" style:family="text">
      <style:text-properties style:font-name="Wingdings"/>
    </style:style>
    <style:style style:name="WW-Absatz-Standardschriftart1111111111" style:family="text"/>
    <style:style style:name="WW8Num2z2" style:family="text">
      <style:text-properties style:font-name="Wingdings"/>
    </style:style>
    <style:style style:name="WW8Num5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0" style:family="text">
      <style:text-properties style:font-name="Wingdings" fo:font-size="8pt" style:font-size-asian="8pt"/>
    </style:style>
    <style:style style:name="WW8Num6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2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8z6" style:family="text">
      <style:text-properties style:font-name="Symbol"/>
    </style:style>
    <style:style style:name="WW8Num8z8" style:family="text">
      <style:text-properties style:font-name="Wingdings"/>
    </style:style>
    <style:style style:name="WW8Num12z0" style:family="text">
      <style:text-properties style:font-name="Arial Narrow"/>
    </style:style>
    <style:style style:name="WW8NumSt7z0" style:family="text">
      <style:text-properties style:font-name="Arial Narrow"/>
    </style:style>
    <style:style style:name="WW8NumSt8z0" style:family="text">
      <style:text-properties style:font-name="Arial Narrow"/>
    </style:style>
    <style:style style:name="WW8NumSt9z0" style:family="text">
      <style:text-properties style:font-name="Arial Narrow"/>
    </style:style>
    <style:style style:name="WW8NumSt10z0" style:family="text">
      <style:text-properties style:font-name="Arial Narrow"/>
    </style:style>
    <style:style style:name="WW8NumSt11z0" style:family="text">
      <style:text-properties style:font-name="Arial Narrow"/>
    </style:style>
    <style:style style:name="WW8NumSt13z0" style:family="text">
      <style:text-properties style:font-name="Arial Narrow"/>
    </style:style>
    <style:style style:name="WW8NumSt14z0" style:family="text">
      <style:text-properties style:font-name="Arial Narrow"/>
    </style:style>
    <style:style style:name="WW8NumSt15z0" style:family="text">
      <style:text-properties style:font-name="Arial Narro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2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3" text:style-name="WW8Num1z2" style:num-suffix="." text:bullet-char="">
        <style:list-level-properties text:space-before="2.02cm" text:min-label-width="0.601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7.216cm" text:min-label-width="0.635cm"/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11.026cm" text:min-label-width="0.635cm"/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2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fo:font-family="Symbol" style:font-charset="x-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text:style-name="WW8Num4z0" style:num-suffix="." style:num-format="1">
        <style:list-level-properties text:space-before="1.27cm" text:min-label-width="0.635cm"/>
      </text:list-level-style-number>
      <text:list-level-style-number text:level="3" text:style-name="WW8Num4z0" style:num-suffix="." style:num-format="1">
        <style:list-level-properties text:space-before="1.905cm" text:min-label-width="0.635cm"/>
      </text:list-level-style-number>
      <text:list-level-style-number text:level="4" text:style-name="WW8Num4z0" style:num-suffix="." style:num-format="1">
        <style:list-level-properties text:space-before="2.54cm" text:min-label-width="0.635cm"/>
      </text:list-level-style-number>
      <text:list-level-style-number text:level="5" text:style-name="WW8Num4z0" style:num-suffix="." style:num-format="1">
        <style:list-level-properties text:space-before="3.175cm" text:min-label-width="0.635cm"/>
      </text:list-level-style-number>
      <text:list-level-style-number text:level="6" text:style-name="WW8Num4z0" style:num-suffix="." style:num-format="1">
        <style:list-level-properties text:space-before="3.81cm" text:min-label-width="0.635cm"/>
      </text:list-level-style-number>
      <text:list-level-style-number text:level="7" text:style-name="WW8Num4z0" style:num-suffix="." style:num-format="1">
        <style:list-level-properties text:space-before="4.445cm" text:min-label-width="0.635cm"/>
      </text:list-level-style-number>
      <text:list-level-style-number text:level="8" text:style-name="WW8Num4z0" style:num-suffix="." style:num-format="1">
        <style:list-level-properties text:space-before="5.08cm" text:min-label-width="0.635cm"/>
      </text:list-level-style-number>
      <text:list-level-style-number text:level="9" text:style-name="WW8Num4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fo:font-family="Wingdings" style:font-charset="x-symbol"/>
      </text:list-level-style-bullet>
      <text:list-level-style-number text:level="3" text:style-name="WW8Num5z2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WW8Num5z2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WW8Num5z2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WW8Num5z2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WW8Num5z2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WW8Num5z2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WW8Num5z2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6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482cm" table:align="left" style:writing-mode="lr-tb"/>
    </style:style>
    <style:style style:name="Tabla4.A" style:family="table-column">
      <style:table-column-properties style:column-width="13.123cm"/>
    </style:style>
    <style:style style:name="Tabla4.B" style:family="table-column">
      <style:table-column-properties style:column-width="4.359cm"/>
    </style:style>
    <style:style style:name="Tabla4.1" style:family="table-row">
      <style:table-row-properties style:keep-together="true" fo:keep-together="auto"/>
    </style:style>
    <style:style style:name="Tabla4.A1.1" style:family="table-column">
      <style:table-column-properties style:column-width="9.604cm"/>
    </style:style>
    <style:style style:name="Tabla4.A1.2" style:family="table-column">
      <style:table-column-properties style:column-width="3.519cm"/>
    </style:style>
    <style:style style:name="Tabla4.A1.1" style:family="table-row">
      <style:table-row-properties style:row-height="1.058cm" style:keep-together="true" fo:keep-together="auto"/>
    </style:style>
    <style:style style:name="Tabla4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1.2" style:family="table-row">
      <style:table-row-properties style:row-height="0.656cm" style:keep-together="true" fo:keep-together="auto"/>
    </style:style>
    <style:style style:name="Tabla4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642cm" fo:margin-left="-0.109cm" table:align="left" style:writing-mode="lr-tb"/>
    </style:style>
    <style:style style:name="Tabla3.A" style:family="table-column">
      <style:table-column-properties style:column-width="7.803cm"/>
    </style:style>
    <style:style style:name="Tabla3.B" style:family="table-column">
      <style:table-column-properties style:column-width="9.8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7.383cm" table:align="left" style:writing-mode="lr-tb"/>
    </style:style>
    <style:style style:name="Tabla6.A" style:family="table-column">
      <style:table-column-properties style:column-width="13.229cm"/>
    </style:style>
    <style:style style:name="Tabla6.B" style:family="table-column">
      <style:table-column-properties style:column-width="4.154cm"/>
    </style:style>
    <style:style style:name="Tabla6.1" style:family="table-row">
      <style:table-row-properties style:keep-together="true" fo:keep-together="auto"/>
    </style:style>
    <style:style style:name="Tabla6.A1.1" style:family="table-column">
      <style:table-column-properties style:column-width="9.71cm"/>
    </style:style>
    <style:style style:name="Tabla6.A1.2" style:family="table-column">
      <style:table-column-properties style:column-width="3.519cm"/>
    </style:style>
    <style:style style:name="Tabla6.A1.1" style:family="table-row">
      <style:table-row-properties style:row-height="0.953cm" style:keep-together="true" fo:keep-together="auto"/>
    </style:style>
    <style:style style:name="Tabla6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A1.2" style:family="table-row">
      <style:table-row-properties style:row-height="0.654cm" style:keep-together="true" fo:keep-together="auto"/>
    </style:style>
    <style:style style:name="Tabla6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642cm" fo:margin-left="-0.109cm" table:align="left" style:writing-mode="lr-tb"/>
    </style:style>
    <style:style style:name="Tabla5.A" style:family="table-column">
      <style:table-column-properties style:column-width="7.803cm"/>
    </style:style>
    <style:style style:name="Tabla5.B" style:family="table-column">
      <style:table-column-properties style:column-width="9.83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3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2.051cm" fo:margin-left="1.75cm" fo:margin-right="1.8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>
              <table:table table:is-sub-table="true">
                <table:table-column table:style-name="Tabla4.A1.1"/>
                <table:table-column table:style-name="Tabla4.A1.2"/>
                <table:table-row table:style-name="Tabla4.A1.1">
                  <table:table-cell table:style-name="Tabla4.A1.1.1" office:value-type="string">
                    <text:p text:style-name="MP1">Título del Documento: </text:p>
                    <text:p text:style-name="MP1">CP-0002-DesplegarCuentas</text:p>
                    <text:p text:style-name="MP1"><text:s text:c="7"/></text:p>
                    <text:p text:style-name="MP1"/>
                    <text:p text:style-name="MP1"/>
                  </table:table-cell>
                  <table:table-cell table:style-name="Tabla4.A1.1.1" office:value-type="string">
                    <text:p text:style-name="MP1">Ver. <text:s text:c="4"/>20100609.1004</text:p>
                  </table:table-cell>
                </table:table-row>
                <table:table-row table:style-name="Tabla4.A1.2">
                  <table:table-cell table:style-name="Tabla4.A1.1.2" table:number-columns-spanned="2" office:value-type="string">
                    <text:p text:style-name="MP1">Nombre y Folio Proyecto: 2099-CuentaRevolvente</text:p>
                  </table:table-cell>
                  <table:covered-table-cell/>
                </table:table-row>
              </table:table>
            </table:table-cell>
            <table:table-cell table:style-name="Tabla4.B1" office:value-type="string">
              <text:p text:style-name="MP2"><draw:frame draw:style-name="Mfr1" draw:name="gráficos1" text:anchor-type="char" svg:x="0.088cm" svg:y="0.168cm" svg:width="3.747cm" svg:height="0.852cm" draw:z-index="0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3">Coppel S.A. de CV.</text:p>
            </table:table-cell>
            <table:table-cell table:style-name="Tabla3.B1" office:value-type="string">
              <text:p text:style-name="MP4"><text:span text:style-name="MT1">Página </text:span><text:span text:style-name="MT2"><text:page-number text:select-page="current">20</text:page-number></text:span><text:span text:style-name="MT1"> de </text:span><text:span text:style-name="MT2"><text:page-count style:num-format="1">20</text:page-count></text:span></text:p>
            </table:table-cell>
          </table:table-row>
          <table:table-row table:style-name="Tabla3.1">
            <table:table-cell table:style-name="Tabla3.A2" office:value-type="string">
              <text:p text:style-name="MP3">Nivel de Confidencialidad: Complejo</text:p>
            </table:table-cell>
            <table:table-cell table:style-name="Tabla3.B2" office:value-type="string">
              <text:p text:style-name="MP5"><text:file-name text:display="name-and-extension">CP-0002-DesplegarCuentas.odt</text:file-nam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6"><draw:frame draw:style-name="Mfr1" draw:name="gráficos2" text:anchor-type="char" svg:x="10.054cm" svg:y="0.062cm" svg:width="7.257cm" svg:height="1.12cm" draw:z-index="1"><draw:image xlink:href="Pictures/2000000700001D5B000004A8D2094553.wmf" xlink:type="simple" xlink:show="embed" xlink:actuate="onLoad"/></draw:frame></text:p>
        <text:p text:style-name="MP6"/>
        <text:p text:style-name="MP6"/>
      </style:header>
      <style:footer>
        <text:p text:style-name="MP7"/>
      </style:footer>
    </style:master-page>
    <style:master-page style:name="Convertir_20_1" style:display-name="Convertir 1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>
              <table:table table:is-sub-table="true">
                <table:table-column table:style-name="Tabla6.A1.1"/>
                <table:table-column table:style-name="Tabla6.A1.2"/>
                <table:table-row table:style-name="Tabla6.A1.1">
                  <table:table-cell table:style-name="Tabla6.A1.1.1" office:value-type="string">
                    <text:p text:style-name="MP1">Título del Documento: </text:p>
                    <text:p text:style-name="MP1">CP-0002-DesplegarCuentas</text:p>
                    <text:p text:style-name="MP1"/>
                    <text:p text:style-name="MP1"/>
                  </table:table-cell>
                  <table:table-cell table:style-name="Tabla6.A1.1.1" office:value-type="string">
                    <text:p text:style-name="MP1">Ver. <text:s text:c="2"/>20100609.1004 <text:s text:c="2"/></text:p>
                  </table:table-cell>
                </table:table-row>
                <table:table-row table:style-name="Tabla6.A1.2">
                  <table:table-cell table:style-name="Tabla6.A1.1.2" table:number-columns-spanned="2" office:value-type="string">
                    <text:p text:style-name="MP1">Nombre y Folio Proyecto: 2099-CuentaRevolvente</text:p>
                  </table:table-cell>
                  <table:covered-table-cell/>
                </table:table-row>
              </table:table>
            </table:table-cell>
            <table:table-cell table:style-name="Tabla6.B1" office:value-type="string">
              <text:p text:style-name="MP2"><draw:frame draw:style-name="Mfr1" draw:name="gráficos3" text:anchor-type="char" svg:x="0.141cm" svg:y="0.168cm" svg:width="3.747cm" svg:height="0.852cm" draw:z-index="17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oppel S.A. de CV.</text:p>
            </table:table-cell>
            <table:table-cell table:style-name="Tabla5.B1" office:value-type="string">
              <text:p text:style-name="MP4"><text:span text:style-name="MT1">Página </text:span><text:span text:style-name="MT2"><text:page-number text:select-page="current">20</text:page-number></text:span><text:span text:style-name="MT1"> de </text:span><text:span text:style-name="MT2"><text:page-count style:num-format="1">20</text:page-count></text:span></text:p>
            </table:table-cell>
          </table:table-row>
          <table:table-row table:style-name="Tabla5.1">
            <table:table-cell table:style-name="Tabla5.A2" office:value-type="string">
              <text:p text:style-name="MP3">Nivel de Confidencialidad: Complejo</text:p>
            </table:table-cell>
            <table:table-cell table:style-name="Tabla5.B2" office:value-type="string">
              <text:p text:style-name="MP5"><text:file-name text:display="name-and-extension">CP-0002-DesplegarCuentas.odt</text:file-n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8-12-29T11:34:03</meta:creation-date>
    <dc:date>2010-11-16T17:00:46.32</dc:date>
    <meta:printed-by>Alex Coppel S.A. de C.V.</meta:printed-by>
    <meta:print-date>2009-03-13T17:53:10</meta:print-date>
    <dc:language>es-ES</dc:language>
    <meta:editing-cycles>460</meta:editing-cycles>
    <meta:editing-duration>PT58H59M51S</meta:editing-duration>
    <dc:creator>Dayana</dc:creator>
    <meta:document-statistic meta:table-count="18" meta:image-count="3" meta:object-count="0" meta:page-count="20" meta:paragraph-count="639" meta:word-count="4343" meta:character-count="28592"/>
    <meta:user-defined meta:name="Info 1"/>
    <meta:user-defined meta:name="Info 2"/>
    <meta:user-defined meta:name="Info 3"/>
    <meta:user-defined meta:name="Info 4"/>
  </office:meta>
</office:document-meta>
</file>